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083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2437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3.2165in"/>
    </style:style>
    <style:style style:name="co8" style:family="table-column">
      <style:table-column-properties fo:break-before="auto" style:column-width="1.8035in"/>
    </style:style>
    <style:style style:name="co9" style:family="table-column">
      <style:table-column-properties fo:break-before="auto" style:column-width="1.9339in"/>
    </style:style>
    <style:style style:name="co10" style:family="table-column">
      <style:table-column-properties fo:break-before="auto" style:column-width="0.6689in"/>
    </style:style>
    <style:style style:name="co11" style:family="table-column">
      <style:table-column-properties fo:break-before="auto" style:column-width="9.540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3925in"/>
    </style:style>
    <style:style style:name="co14" style:family="table-column">
      <style:table-column-properties fo:break-before="auto" style:column-width="1.5429in"/>
    </style:style>
    <style:style style:name="co15" style:family="table-column">
      <style:table-column-properties fo:break-before="auto" style:column-width="1.6535in"/>
    </style:style>
    <style:style style:name="co16" style:family="table-column">
      <style:table-column-properties fo:break-before="auto" style:column-width="1.5335in"/>
    </style:style>
    <style:style style:name="co17" style:family="table-column">
      <style:table-column-properties fo:break-before="auto" style:column-width="1.4228in"/>
    </style:style>
    <style:style style:name="co18" style:family="table-column">
      <style:table-column-properties fo:break-before="auto" style:column-width="1.6228in"/>
    </style:style>
    <style:style style:name="co19" style:family="table-column">
      <style:table-column-properties fo:break-before="auto" style:column-width="1.5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Venta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>
        <loext:char-complex-color loext:theme-type="dark1" loext:color-type="theme"/>
      </style:text-properties>
      <style:map style:condition="cell-content()=&quot;Producto A&quot;" style:apply-style-name="Accent_20_2" style:base-cell-address="Ventas.A1"/>
      <style:map style:condition="cell-content()=&quot;Producto B&quot;" style:apply-style-name="Neutral" style:base-cell-address="Ventas.A1"/>
      <style:map style:condition="cell-content()=&quot;Producto C&quot;" style:apply-style-name="Accent_20_3" style:base-cell-address="Ventas.A1"/>
      <style:map style:condition="cell-content()=&quot;Producto D&quot;" style:apply-style-name="Untitled2" style:base-cell-address="Ventas.A1"/>
      <style:map style:condition="cell-content()=&quot;Producto E&quot;" style:apply-style-name="Untitled3" style:base-cell-address="Ventas.A1"/>
      <style:map style:condition="cell-content()=&quot;Cantidad Incorrecta&quot;" style:apply-style-name="Error" style:base-cell-address="Ventas.A1"/>
      <style:map style:condition="cell-content()=&quot;Cantidad Correcta&quot;" style:apply-style-name="Good" style:base-cell-address="Ventas.A1"/>
    </style:style>
    <style:style style:name="ce3" style:family="table-cell" style:parent-style-name="Default" style:data-style-name="N73">
      <style:table-cell-properties style:text-align-source="fix" style:repeat-content="false" style:rotation-align="none"/>
      <style:paragraph-properties fo:text-align="center" fo:margin-left="0in"/>
      <style:map style:condition="cell-content()=&quot;Producto A&quot;" style:apply-style-name="Accent_20_2" style:base-cell-address="Ventas.A1"/>
      <style:map style:condition="cell-content()=&quot;Producto B&quot;" style:apply-style-name="Neutral" style:base-cell-address="Ventas.A1"/>
      <style:map style:condition="cell-content()=&quot;Producto C&quot;" style:apply-style-name="Accent_20_3" style:base-cell-address="Ventas.A1"/>
      <style:map style:condition="cell-content()=&quot;Producto D&quot;" style:apply-style-name="Untitled2" style:base-cell-address="Ventas.A1"/>
      <style:map style:condition="cell-content()=&quot;Producto E&quot;" style:apply-style-name="Untitled3" style:base-cell-address="Ventas.A1"/>
      <style:map style:condition="cell-content()=&quot;Cantidad Incorrecta&quot;" style:apply-style-name="Error" style:base-cell-address="Ventas.A1"/>
      <style:map style:condition="cell-content()=&quot;Cantidad Correcta&quot;" style:apply-style-name="Good" style:base-cell-address="Ventas.A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Producto A&quot;" style:apply-style-name="Accent_20_2" style:base-cell-address="Ventas.A1"/>
      <style:map style:condition="cell-content()=&quot;Producto B&quot;" style:apply-style-name="Neutral" style:base-cell-address="Ventas.A1"/>
      <style:map style:condition="cell-content()=&quot;Producto C&quot;" style:apply-style-name="Accent_20_3" style:base-cell-address="Ventas.A1"/>
      <style:map style:condition="cell-content()=&quot;Producto D&quot;" style:apply-style-name="Untitled2" style:base-cell-address="Ventas.A1"/>
      <style:map style:condition="cell-content()=&quot;Producto E&quot;" style:apply-style-name="Untitled3" style:base-cell-address="Ventas.A1"/>
      <style:map style:condition="cell-content()=&quot;Cantidad Incorrecta&quot;" style:apply-style-name="Error" style:base-cell-address="Ventas.A1"/>
      <style:map style:condition="cell-content()=&quot;Cantidad Correcta&quot;" style:apply-style-name="Good" style:base-cell-address="Ventas.A1"/>
    </style:style>
    <style:style style:name="ce7" style:family="table-cell" style:parent-style-name="Default" style:data-style-name="N7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860d" style:text-align-source="fix" style:repeat-content="false"/>
      <style:paragraph-properties fo:text-align="center" fo:margin-left="0in"/>
      <style:text-properties style:font-name="Calibri1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>
        <loext:char-complex-color loext:theme-type="dark1" loext:color-type="theme"/>
      </style:text-properties>
      <style:map style:condition="cell-content()=&quot;Producto A&quot;" style:apply-style-name="Accent_20_2" style:base-cell-address="Ventas.A1"/>
      <style:map style:condition="cell-content()=&quot;Producto B&quot;" style:apply-style-name="Neutral" style:base-cell-address="Ventas.A1"/>
      <style:map style:condition="cell-content()=&quot;Producto C&quot;" style:apply-style-name="Accent_20_3" style:base-cell-address="Ventas.A1"/>
      <style:map style:condition="cell-content()=&quot;Producto D&quot;" style:apply-style-name="Untitled2" style:base-cell-address="Ventas.A1"/>
      <style:map style:condition="cell-content()=&quot;Producto E&quot;" style:apply-style-name="Untitled3" style:base-cell-address="Ventas.A1"/>
      <style:map style:condition="cell-content()=&quot;Cantidad Incorrecta&quot;" style:apply-style-name="Error" style:base-cell-address="Ventas.A1"/>
      <style:map style:condition="cell-content()=&quot;Cantidad Correcta&quot;" style:apply-style-name="Good" style:base-cell-address="Ventas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/>
      <style:map style:condition="cell-content()=&quot;Producto A&quot;" style:apply-style-name="Accent_20_2" style:base-cell-address="Ventas.A1"/>
      <style:map style:condition="cell-content()=&quot;Producto B&quot;" style:apply-style-name="Neutral" style:base-cell-address="Ventas.A1"/>
      <style:map style:condition="cell-content()=&quot;Producto C&quot;" style:apply-style-name="Accent_20_3" style:base-cell-address="Ventas.A1"/>
      <style:map style:condition="cell-content()=&quot;Producto D&quot;" style:apply-style-name="Untitled2" style:base-cell-address="Ventas.A1"/>
      <style:map style:condition="cell-content()=&quot;Producto E&quot;" style:apply-style-name="Untitled3" style:base-cell-address="Ventas.A1"/>
      <style:map style:condition="cell-content()=&quot;Cantidad Incorrecta&quot;" style:apply-style-name="Error" style:base-cell-address="Ventas.A1"/>
      <style:map style:condition="cell-content()=&quot;Cantidad Correcta&quot;" style:apply-style-name="Good" style:base-cell-address="Ventas.A1"/>
    </style:style>
    <style:style style:name="ce18" style:family="table-cell" style:parent-style-name="Default">
      <style:table-cell-properties fo:background-color="#000000"/>
      <style:text-properties style:use-window-font-color="true">
        <loext:char-complex-color loext:theme-type="dark1" loext:color-type="theme"/>
      </style:text-properties>
    </style:style>
    <style:style style:name="ce6" style:family="table-cell" style:parent-style-name="Default">
      <style:text-properties style:font-name="Calibri"/>
    </style:style>
    <style:style style:name="ce13" style:family="table-cell" style:parent-style-name="Default">
      <style:text-properties style:font-name="Calibri1"/>
    </style:style>
    <style:style style:name="ce1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6" style:family="table-cell" style:parent-style-name="Pivot_20_Table_20_Value">
      <style:table-cell-properties fo:border-bottom="none" fo:border-left="0.99pt solid #000000" fo:border-right="none" fo:border-top="none"/>
    </style:style>
    <style:style style:name="ce2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1" style:family="table-cell" style:parent-style-name="Pivot_20_Table_20_Value">
      <style:table-cell-properties fo:border-bottom="none" fo:border-left="none" fo:border-right="none" fo:border-top="0.99pt solid #000000"/>
    </style:style>
    <style:style style:name="ce32" style:family="table-cell" style:parent-style-name="Pivot_20_Table_20_Value" style:data-style-name="N0"/>
    <style:style style:name="ce33" style:family="table-cell" style:parent-style-name="Pivot_20_Table_20_Value">
      <style:table-cell-properties fo:border-bottom="0.99pt solid #000000" fo:border-left="none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8" style:family="table-cell" style:parent-style-name="Pivot_20_Table_20_Value">
      <style:table-cell-properties fo:border-bottom="none" fo:border-left="none" fo:border-right="0.99pt solid #000000" fo:border-top="none"/>
    </style:style>
    <style:style style:name="ce3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3" style:family="table-cell" style:parent-style-name="Pivot_20_Table_20_Category" style:data-style-name="N73">
      <style:table-cell-properties fo:border-bottom="0.99pt solid #000000" fo:border-left="0.99pt solid #000000" fo:border-right="none" fo:border-top="none"/>
    </style:style>
    <style:style style:name="ce5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5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6" style:family="table-cell" style:parent-style-name="Pivot_20_Table_20_Category" style:data-style-name="N73">
      <style:table-cell-properties fo:border-bottom="0.99pt solid #000000" fo:border-left="none" fo:border-right="none" fo:border-top="none"/>
    </style:style>
    <style:style style:name="ce57" style:family="table-cell" style:parent-style-name="Pivot_20_Table_20_Title" style:data-style-name="N73">
      <style:table-cell-properties fo:border-bottom="0.99pt solid #000000" fo:border-left="0.99pt solid #000000" fo:border-right="2.01pt solid #000000" fo:border-top="0.99pt solid #000000"/>
    </style:style>
    <style:style style:name="T1" style:family="text">
      <style:text-properties style:font-name="Calibri1" style:font-name-asian="Calibri1" style:font-name-complex="Calibri1"/>
    </style:style>
    <style:style style:name="T2" style:family="text">
      <style:text-properties style:font-name="Calibri1"/>
    </style:style>
    <style:style style:name="T3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libri1"/>
    </style:style>
    <style:style style:name="T5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Venta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0" table:number-columns-repeated="16373"/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Producto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Total</text:p>
          </table:table-cell>
          <table:table-cell table:style-name="ce9" office:value-type="string" calcext:value-type="string">
            <text:p>Revisar si las cantidades son menores de 80</text:p>
          </table:table-cell>
          <table:table-cell office:value-type="string" calcext:value-type="string">
            <text:p>Revisar total uno a la vez</text:p>
          </table:table-cell>
          <table:table-cell office:value-type="string" calcext:value-type="string">
            <text:p>Revisar si esta mal algun total</text:p>
          </table:table-cell>
          <table:table-cell/>
          <table:table-cell table:style-name="ce18" office:value-type="string" calcext:value-type="string">
            <text:p>Tareas realizadas en el miniproyecto</text:p>
          </table:table-cell>
          <table:table-cell table:style-name="Default" table:number-columns-repeated="16373"/>
        </table:table-row>
        <table:table-row table:style-name="ro1">
          <table:table-cell table:style-name="ce3" office:value-type="date" office:date-value="2025-03-13T00:30:00" calcext:value-type="date">
            <text:p>2025-03-13 00:3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53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0" calcext:value-type="float">
            <text:p>200</text:p>
          </table:table-cell>
          <table:table-cell table:style-name="ce10" table:formula="of:=IF([.D2]&gt;70; &quot;Cantidad Incorrecta&quot;; &quot;Cantidad Correcta&quot;)" office:value-type="string" office:string-value="Cantidad Incorrecta" calcext:value-type="string">
            <text:p>Cantidad Incorrecta</text:p>
          </table:table-cell>
          <table:table-cell table:formula="of:=IF([.D2]*[.E2]=[.F2]; &quot;OK&quot;; &quot;Error&quot;)" office:value-type="string" office:string-value="OK" calcext:value-type="string">
            <text:p>OK</text:p>
          </table:table-cell>
          <table:table-cell table:formula="of:=IF([.D2]*[.E2]&lt;&gt;[.F2]; &quot;Revisar&quot;; &quot;&quot;)">
            <text:p/>
          </table:table-cell>
          <table:table-cell table:formula="of:=IF([.D2]&gt;10;&quot;Revisar&quot;;&quot;OK&quot;)" office:value-type="string" office:string-value="Revisar" calcext:value-type="string">
            <text:p>Revisar</text:p>
          </table:table-cell>
          <table:table-cell office:value-type="string" calcext:value-type="string">
            <text:p>Añadir nuevos datos</text:p>
          </table:table-cell>
          <table:table-cell table:style-name="Default" table:number-columns-repeated="16373"/>
        </table:table-row>
        <table:table-row table:style-name="ro1">
          <table:table-cell table:style-name="ce3" office:value-type="date" office:date-value="2022-05-23T14:00:00" calcext:value-type="date">
            <text:p>2022-05-23 14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5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00" calcext:value-type="float">
            <text:p>300</text:p>
          </table:table-cell>
          <table:table-cell table:style-name="ce10" table:formula="of:=IF([.D3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3]*[.E3]=[.F3]; &quot;OK&quot;; &quot;Error&quot;)" office:value-type="string" office:string-value="OK" calcext:value-type="string">
            <text:p>OK</text:p>
          </table:table-cell>
          <table:table-cell table:formula="of:=IF([.D3]*[.E3]&lt;&gt;[.F3]; &quot;Revisar&quot;; &quot;&quot;)">
            <text:p/>
          </table:table-cell>
          <table:table-cell/>
          <table:table-cell office:value-type="string" calcext:value-type="string">
            <text:p>Ordenar y filtrar</text:p>
          </table:table-cell>
          <table:table-cell table:style-name="Default" table:number-columns-repeated="16373"/>
        </table:table-row>
        <table:table-row table:style-name="ro1">
          <table:table-cell table:style-name="ce3" office:value-type="date" office:date-value="2025-01-22T13:45:30" calcext:value-type="date">
            <text:p>2025-01-22 13:45:30</text:p>
          </table:table-cell>
          <table:table-cell table:style-name="ce16" office:value-type="string" calcext:value-type="string">
            <text:p>Producto F</text:p>
          </table:table-cell>
          <table:table-cell table:style-name="ce16" office:value-type="string" calcext:value-type="string">
            <text:p>Cliente 5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8" calcext:value-type="float">
            <text:p>258</text:p>
          </table:table-cell>
          <table:table-cell table:style-name="ce10" table:formula="of:=IF([.D4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4]*[.E4]=[.F4]; &quot;OK&quot;; &quot;Error&quot;)" office:value-type="string" office:string-value="OK" calcext:value-type="string">
            <text:p>OK</text:p>
          </table:table-cell>
          <table:table-cell table:formula="of:=IF([.D4]*[.E4]&lt;&gt;[.F4]; &quot;Revisar&quot;; &quot;&quot;)">
            <text:p/>
          </table:table-cell>
          <table:table-cell/>
          <table:table-cell office:value-type="string" calcext:value-type="string">
            <text:p>Limpieza de datos(detectar y quitar duplicados con la ayuda de Format – conditional – condition – more rules o menu data - <text:s/>more filter – standard filter)</text:p>
          </table:table-cell>
          <table:table-cell table:style-name="Default" table:number-columns-repeated="16373"/>
        </table:table-row>
        <table:table-row table:style-name="ro1">
          <table:table-cell table:style-name="ce3" office:value-type="date" office:date-value="2026-03-03" calcext:value-type="date">
            <text:p>2026-03-03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style-name="ce10" table:formula="of:=IF([.D5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5]*[.E5]=[.F5]; &quot;OK&quot;; &quot;Error&quot;)" office:value-type="string" office:string-value="OK" calcext:value-type="string">
            <text:p>OK</text:p>
          </table:table-cell>
          <table:table-cell table:formula="of:=IF([.D5]*[.E5]&lt;&gt;[.F5]; &quot;Revisar&quot;; &quot;&quot;)">
            <text:p/>
          </table:table-cell>
          <table:table-cell/>
          <table:table-cell office:value-type="string" calcext:value-type="string">
            <text:p>Revisar Errorres (control de calidad con ayuda de filtro estandar o formato condicional)</text:p>
          </table:table-cell>
          <table:table-cell table:style-name="Default" table:number-columns-repeated="16373"/>
        </table:table-row>
        <table:table-row table:style-name="ro1">
          <table:table-cell table:style-name="ce3" office:value-type="date" office:date-value="2026-03-08" calcext:value-type="date">
            <text:p>2026-03-08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style-name="ce10" table:formula="of:=IF([.D6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6]*[.E6]=[.F6]; &quot;OK&quot;; &quot;Error&quot;)" office:value-type="string" office:string-value="OK" calcext:value-type="string">
            <text:p>OK</text:p>
          </table:table-cell>
          <table:table-cell table:formula="of:=IF([.D6]*[.E6]&lt;&gt;[.F6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13" calcext:value-type="date">
            <text:p>2026-03-13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style-name="ce10" table:formula="of:=IF([.D7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7]*[.E7]=[.F7]; &quot;OK&quot;; &quot;Error&quot;)" office:value-type="string" office:string-value="OK" calcext:value-type="string">
            <text:p>OK</text:p>
          </table:table-cell>
          <table:table-cell table:formula="of:=IF([.D7]*[.E7]&lt;&gt;[.F7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18" calcext:value-type="date">
            <text:p>2026-03-18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style-name="ce10" table:formula="of:=IF([.D8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8]*[.E8]=[.F8]; &quot;OK&quot;; &quot;Error&quot;)" office:value-type="string" office:string-value="OK" calcext:value-type="string">
            <text:p>OK</text:p>
          </table:table-cell>
          <table:table-cell table:formula="of:=IF([.D8]*[.E8]&lt;&gt;[.F8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23" calcext:value-type="date">
            <text:p>2026-03-23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2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style-name="ce10" table:formula="of:=IF([.D9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9]*[.E9]=[.F9]; &quot;OK&quot;; &quot;Error&quot;)" office:value-type="string" office:string-value="OK" calcext:value-type="string">
            <text:p>OK</text:p>
          </table:table-cell>
          <table:table-cell table:formula="of:=IF([.D9]*[.E9]&lt;&gt;[.F9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28" calcext:value-type="date">
            <text:p>2026-03-28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2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style-name="ce10" table:formula="of:=IF([.D10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10]*[.E10]=[.F10]; &quot;OK&quot;; &quot;Error&quot;)" office:value-type="string" office:string-value="OK" calcext:value-type="string">
            <text:p>OK</text:p>
          </table:table-cell>
          <table:table-cell table:formula="of:=IF([.D10]*[.E10]&lt;&gt;[.F10]; &quot;Revisar&quot;; &quot;&quot;)">
            <text:p/>
          </table:table-cell>
          <table:table-cell/>
          <table:table-cell office:value-type="string" calcext:value-type="string">
            <text:p>En las dos celdas de abajo uso if mezclado con sum o sumproduct y round para en una sola linea verificar que la columna Cantidad x Precio vale Total</text:p>
          </table:table-cell>
          <table:table-cell table:style-name="Default" table:number-columns-repeated="16373"/>
        </table:table-row>
        <table:table-row table:style-name="ro1">
          <table:table-cell table:style-name="ce3" office:value-type="date" office:date-value="2026-04-02" calcext:value-type="date">
            <text:p>2026-04-02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3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style-name="ce10" table:formula="of:=IF([.D11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11]*[.E11]=[.F11]; &quot;OK&quot;; &quot;Error&quot;)" office:value-type="string" office:string-value="OK" calcext:value-type="string">
            <text:p>OK</text:p>
          </table:table-cell>
          <table:table-cell table:formula="of:=IF([.D11]*[.E11]&lt;&gt;[.F11]; &quot;Revisar&quot;; &quot;&quot;)">
            <text:p/>
          </table:table-cell>
          <table:table-cell/>
          <table:table-cell table:style-name="ce6" table:formula="of:=IF(SUMPRODUCT([.D2:.D54];[.E2:.E54])=SUM([.F2:.F54]); &quot;Todo Bien&quot;; &quot;Hay Errores&quot;)" office:value-type="string" office:string-value="Todo Bien" calcext:value-type="string">
            <text:p>Todo Bien</text:p>
          </table:table-cell>
          <table:table-cell table:style-name="Default" table:number-columns-repeated="16373"/>
        </table:table-row>
        <table:table-row table:style-name="ro1">
          <table:table-cell table:style-name="ce3" office:value-type="date" office:date-value="2026-04-07" calcext:value-type="date">
            <text:p>2026-04-07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3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style-name="ce10" table:formula="of:=IF([.D12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12]*[.E12]=[.F12]; &quot;OK&quot;; &quot;Error&quot;)" office:value-type="string" office:string-value="OK" calcext:value-type="string">
            <text:p>OK</text:p>
          </table:table-cell>
          <table:table-cell table:formula="of:=IF([.D12]*[.E12]&lt;&gt;[.F12]; &quot;Revisar&quot;; &quot;&quot;)">
            <text:p/>
          </table:table-cell>
          <table:table-cell/>
          <table:table-cell table:style-name="ce6" table:formula="of:=IF(ROUND(SUMPRODUCT([.D2:.D54];[.E2:.E54]); 0)=ROUND(SUM([.F2:.F54]); 0); &quot;Todo Bien&quot;; &quot;Hay Errores&quot;)" office:value-type="string" office:string-value="Todo Bien" calcext:value-type="string">
            <text:p>Todo Bien</text:p>
          </table:table-cell>
          <table:table-cell table:style-name="Default" table:number-columns-repeated="16373"/>
        </table:table-row>
        <table:table-row table:style-name="ro1">
          <table:table-cell table:style-name="ce3" office:value-type="date" office:date-value="2026-04-12" calcext:value-type="date">
            <text:p>2026-04-12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4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style-name="ce10" table:formula="of:=IF([.D13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13]*[.E13]=[.F13]; &quot;OK&quot;; &quot;Error&quot;)" office:value-type="string" office:string-value="OK" calcext:value-type="string">
            <text:p>OK</text:p>
          </table:table-cell>
          <table:table-cell table:formula="of:=IF([.D13]*[.E13]&lt;&gt;[.F13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05" calcext:value-type="date">
            <text:p>2026-03-05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style-name="ce10" table:formula="of:=IF([.D14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14]*[.E14]=[.F14]; &quot;OK&quot;; &quot;Error&quot;)" office:value-type="string" office:string-value="OK" calcext:value-type="string">
            <text:p>OK</text:p>
          </table:table-cell>
          <table:table-cell table:formula="of:=IF([.D14]*[.E14]&lt;&gt;[.F14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10" calcext:value-type="date">
            <text:p>2026-03-10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style-name="ce10" table:formula="of:=IF([.D15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15]*[.E15]=[.F15]; &quot;OK&quot;; &quot;Error&quot;)" office:value-type="string" office:string-value="OK" calcext:value-type="string">
            <text:p>OK</text:p>
          </table:table-cell>
          <table:table-cell table:formula="of:=IF([.D15]*[.E15]&lt;&gt;[.F15]; &quot;Revisar&quot;; &quot;&quot;)">
            <text:p/>
          </table:table-cell>
          <table:table-cell/>
          <table:table-cell table:style-name="ce13"/>
          <table:table-cell table:style-name="Default" table:number-columns-repeated="16373"/>
        </table:table-row>
        <table:table-row table:style-name="ro1">
          <table:table-cell table:style-name="ce3" office:value-type="date" office:date-value="2026-03-15" calcext:value-type="date">
            <text:p>2026-03-15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1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style-name="ce10" table:formula="of:=IF([.D16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16]*[.E16]=[.F16]; &quot;OK&quot;; &quot;Error&quot;)" office:value-type="string" office:string-value="OK" calcext:value-type="string">
            <text:p>OK</text:p>
          </table:table-cell>
          <table:table-cell table:formula="of:=IF([.D16]*[.E16]&lt;&gt;[.F16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20" calcext:value-type="date">
            <text:p>2026-03-20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style-name="ce10" table:formula="of:=IF([.D17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17]*[.E17]=[.F17]; &quot;OK&quot;; &quot;Error&quot;)" office:value-type="string" office:string-value="OK" calcext:value-type="string">
            <text:p>OK</text:p>
          </table:table-cell>
          <table:table-cell table:formula="of:=IF([.D17]*[.E17]&lt;&gt;[.F17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25" calcext:value-type="date">
            <text:p>2026-03-25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style-name="ce10" table:formula="of:=IF([.D18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18]*[.E18]=[.F18]; &quot;OK&quot;; &quot;Error&quot;)" office:value-type="string" office:string-value="OK" calcext:value-type="string">
            <text:p>OK</text:p>
          </table:table-cell>
          <table:table-cell table:formula="of:=IF([.D18]*[.E18]&lt;&gt;[.F18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30" calcext:value-type="date">
            <text:p>2026-03-30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3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style-name="ce10" table:formula="of:=IF([.D19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19]*[.E19]=[.F19]; &quot;OK&quot;; &quot;Error&quot;)" office:value-type="string" office:string-value="OK" calcext:value-type="string">
            <text:p>OK</text:p>
          </table:table-cell>
          <table:table-cell table:formula="of:=IF([.D19]*[.E19]&lt;&gt;[.F19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04" calcext:value-type="date">
            <text:p>2026-04-04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style-name="ce10" table:formula="of:=IF([.D20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20]*[.E20]=[.F20]; &quot;OK&quot;; &quot;Error&quot;)" office:value-type="string" office:string-value="OK" calcext:value-type="string">
            <text:p>OK</text:p>
          </table:table-cell>
          <table:table-cell table:formula="of:=IF([.D20]*[.E20]&lt;&gt;[.F20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09" calcext:value-type="date">
            <text:p>2026-04-09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style-name="ce10" table:formula="of:=IF([.D21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21]*[.E21]=[.F21]; &quot;OK&quot;; &quot;Error&quot;)" office:value-type="string" office:string-value="OK" calcext:value-type="string">
            <text:p>OK</text:p>
          </table:table-cell>
          <table:table-cell table:formula="of:=IF([.D21]*[.E21]&lt;&gt;[.F21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14" calcext:value-type="date">
            <text:p>2026-04-14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style-name="ce10" table:formula="of:=IF([.D22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22]*[.E22]=[.F22]; &quot;OK&quot;; &quot;Error&quot;)" office:value-type="string" office:string-value="OK" calcext:value-type="string">
            <text:p>OK</text:p>
          </table:table-cell>
          <table:table-cell table:formula="of:=IF([.D22]*[.E22]&lt;&gt;[.F22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02" calcext:value-type="date">
            <text:p>2026-03-02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style-name="ce10" table:formula="of:=IF([.D23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23]*[.E23]=[.F23]; &quot;OK&quot;; &quot;Error&quot;)" office:value-type="string" office:string-value="OK" calcext:value-type="string">
            <text:p>OK</text:p>
          </table:table-cell>
          <table:table-cell table:formula="of:=IF([.D23]*[.E23]&lt;&gt;[.F23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07" calcext:value-type="date">
            <text:p>2026-03-07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style-name="ce10" table:formula="of:=IF([.D24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24]*[.E24]=[.F24]; &quot;OK&quot;; &quot;Error&quot;)" office:value-type="string" office:string-value="OK" calcext:value-type="string">
            <text:p>OK</text:p>
          </table:table-cell>
          <table:table-cell table:formula="of:=IF([.D24]*[.E24]&lt;&gt;[.F24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12" calcext:value-type="date">
            <text:p>2026-03-12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1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style-name="ce10" table:formula="of:=IF([.D25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25]*[.E25]=[.F25]; &quot;OK&quot;; &quot;Error&quot;)" office:value-type="string" office:string-value="OK" calcext:value-type="string">
            <text:p>OK</text:p>
          </table:table-cell>
          <table:table-cell table:formula="of:=IF([.D25]*[.E25]&lt;&gt;[.F25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17" calcext:value-type="date">
            <text:p>2026-03-17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1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style-name="ce10" table:formula="of:=IF([.D26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26]*[.E26]=[.F26]; &quot;OK&quot;; &quot;Error&quot;)" office:value-type="string" office:string-value="OK" calcext:value-type="string">
            <text:p>OK</text:p>
          </table:table-cell>
          <table:table-cell table:formula="of:=IF([.D26]*[.E26]&lt;&gt;[.F26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22" calcext:value-type="date">
            <text:p>2026-03-22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2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style-name="ce10" table:formula="of:=IF([.D27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27]*[.E27]=[.F27]; &quot;OK&quot;; &quot;Error&quot;)" office:value-type="string" office:string-value="OK" calcext:value-type="string">
            <text:p>OK</text:p>
          </table:table-cell>
          <table:table-cell table:formula="of:=IF([.D27]*[.E27]&lt;&gt;[.F27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27" calcext:value-type="date">
            <text:p>2026-03-27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2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style-name="ce10" table:formula="of:=IF([.D28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28]*[.E28]=[.F28]; &quot;OK&quot;; &quot;Error&quot;)" office:value-type="string" office:string-value="OK" calcext:value-type="string">
            <text:p>OK</text:p>
          </table:table-cell>
          <table:table-cell table:formula="of:=IF([.D28]*[.E28]&lt;&gt;[.F28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01" calcext:value-type="date">
            <text:p>2026-04-01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3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style-name="ce10" table:formula="of:=IF([.D29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29]*[.E29]=[.F29]; &quot;OK&quot;; &quot;Error&quot;)" office:value-type="string" office:string-value="OK" calcext:value-type="string">
            <text:p>OK</text:p>
          </table:table-cell>
          <table:table-cell table:formula="of:=IF([.D29]*[.E29]&lt;&gt;[.F29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06" calcext:value-type="date">
            <text:p>2026-04-06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3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style-name="ce10" table:formula="of:=IF([.D30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30]*[.E30]=[.F30]; &quot;OK&quot;; &quot;Error&quot;)" office:value-type="string" office:string-value="OK" calcext:value-type="string">
            <text:p>OK</text:p>
          </table:table-cell>
          <table:table-cell table:formula="of:=IF([.D30]*[.E30]&lt;&gt;[.F30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11" calcext:value-type="date">
            <text:p>2026-04-11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4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style-name="ce10" table:formula="of:=IF([.D31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31]*[.E31]=[.F31]; &quot;OK&quot;; &quot;Error&quot;)" office:value-type="string" office:string-value="OK" calcext:value-type="string">
            <text:p>OK</text:p>
          </table:table-cell>
          <table:table-cell table:formula="of:=IF([.D31]*[.E31]&lt;&gt;[.F31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16" calcext:value-type="date">
            <text:p>2026-04-16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4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style-name="ce10" table:formula="of:=IF([.D32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32]*[.E32]=[.F32]; &quot;OK&quot;; &quot;Error&quot;)" office:value-type="string" office:string-value="OK" calcext:value-type="string">
            <text:p>OK</text:p>
          </table:table-cell>
          <table:table-cell table:formula="of:=IF([.D32]*[.E32]&lt;&gt;[.F32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04" calcext:value-type="date">
            <text:p>2026-03-04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style-name="ce10" table:formula="of:=IF([.D33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33]*[.E33]=[.F33]; &quot;OK&quot;; &quot;Error&quot;)" office:value-type="string" office:string-value="OK" calcext:value-type="string">
            <text:p>OK</text:p>
          </table:table-cell>
          <table:table-cell table:formula="of:=IF([.D33]*[.E33]&lt;&gt;[.F33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09" calcext:value-type="date">
            <text:p>2026-03-09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style-name="ce10" table:formula="of:=IF([.D34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34]*[.E34]=[.F34]; &quot;OK&quot;; &quot;Error&quot;)" office:value-type="string" office:string-value="OK" calcext:value-type="string">
            <text:p>OK</text:p>
          </table:table-cell>
          <table:table-cell table:formula="of:=IF([.D34]*[.E34]&lt;&gt;[.F34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14" calcext:value-type="date">
            <text:p>2026-03-14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style-name="ce10" table:formula="of:=IF([.D35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35]*[.E35]=[.F35]; &quot;OK&quot;; &quot;Error&quot;)" office:value-type="string" office:string-value="OK" calcext:value-type="string">
            <text:p>OK</text:p>
          </table:table-cell>
          <table:table-cell table:formula="of:=IF([.D35]*[.E35]&lt;&gt;[.F35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19" calcext:value-type="date">
            <text:p>2026-03-19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style-name="ce10" table:formula="of:=IF([.D36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36]*[.E36]=[.F36]; &quot;OK&quot;; &quot;Error&quot;)" office:value-type="string" office:string-value="OK" calcext:value-type="string">
            <text:p>OK</text:p>
          </table:table-cell>
          <table:table-cell table:formula="of:=IF([.D36]*[.E36]&lt;&gt;[.F36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24" calcext:value-type="date">
            <text:p>2026-03-24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2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style-name="ce10" table:formula="of:=IF([.D37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37]*[.E37]=[.F37]; &quot;OK&quot;; &quot;Error&quot;)" office:value-type="string" office:string-value="OK" calcext:value-type="string">
            <text:p>OK</text:p>
          </table:table-cell>
          <table:table-cell table:formula="of:=IF([.D37]*[.E37]&lt;&gt;[.F37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29" calcext:value-type="date">
            <text:p>2026-03-29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style-name="ce10" table:formula="of:=IF([.D38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38]*[.E38]=[.F38]; &quot;OK&quot;; &quot;Error&quot;)" office:value-type="string" office:string-value="OK" calcext:value-type="string">
            <text:p>OK</text:p>
          </table:table-cell>
          <table:table-cell table:formula="of:=IF([.D38]*[.E38]&lt;&gt;[.F38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03" calcext:value-type="date">
            <text:p>2026-04-03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style-name="ce10" table:formula="of:=IF([.D39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39]*[.E39]=[.F39]; &quot;OK&quot;; &quot;Error&quot;)" office:value-type="string" office:string-value="OK" calcext:value-type="string">
            <text:p>OK</text:p>
          </table:table-cell>
          <table:table-cell table:formula="of:=IF([.D39]*[.E39]&lt;&gt;[.F39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08" calcext:value-type="date">
            <text:p>2026-04-08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3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style-name="ce10" table:formula="of:=IF([.D40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40]*[.E40]=[.F40]; &quot;OK&quot;; &quot;Error&quot;)" office:value-type="string" office:string-value="OK" calcext:value-type="string">
            <text:p>OK</text:p>
          </table:table-cell>
          <table:table-cell table:formula="of:=IF([.D40]*[.E40]&lt;&gt;[.F40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13" calcext:value-type="date">
            <text:p>2026-04-13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style-name="ce10" table:formula="of:=IF([.D41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41]*[.E41]=[.F41]; &quot;OK&quot;; &quot;Error&quot;)" office:value-type="string" office:string-value="OK" calcext:value-type="string">
            <text:p>OK</text:p>
          </table:table-cell>
          <table:table-cell table:formula="of:=IF([.D41]*[.E41]&lt;&gt;[.F41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01" calcext:value-type="date">
            <text:p>2026-03-01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10" table:formula="of:=IF([.D42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42]*[.E42]=[.F42]; &quot;OK&quot;; &quot;Error&quot;)" office:value-type="string" office:string-value="OK" calcext:value-type="string">
            <text:p>OK</text:p>
          </table:table-cell>
          <table:table-cell table:formula="of:=IF([.D42]*[.E42]&lt;&gt;[.F42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06" calcext:value-type="date">
            <text:p>2026-03-06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10" table:formula="of:=IF([.D43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43]*[.E43]=[.F43]; &quot;OK&quot;; &quot;Error&quot;)" office:value-type="string" office:string-value="OK" calcext:value-type="string">
            <text:p>OK</text:p>
          </table:table-cell>
          <table:table-cell table:formula="of:=IF([.D43]*[.E43]&lt;&gt;[.F43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11" calcext:value-type="date">
            <text:p>2026-03-11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10" table:formula="of:=IF([.D44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44]*[.E44]=[.F44]; &quot;OK&quot;; &quot;Error&quot;)" office:value-type="string" office:string-value="OK" calcext:value-type="string">
            <text:p>OK</text:p>
          </table:table-cell>
          <table:table-cell table:formula="of:=IF([.D44]*[.E44]&lt;&gt;[.F44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16" calcext:value-type="date">
            <text:p>2026-03-16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10" table:formula="of:=IF([.D45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45]*[.E45]=[.F45]; &quot;OK&quot;; &quot;Error&quot;)" office:value-type="string" office:string-value="OK" calcext:value-type="string">
            <text:p>OK</text:p>
          </table:table-cell>
          <table:table-cell table:formula="of:=IF([.D45]*[.E45]&lt;&gt;[.F45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21" calcext:value-type="date">
            <text:p>2026-03-21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10" table:formula="of:=IF([.D46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46]*[.E46]=[.F46]; &quot;OK&quot;; &quot;Error&quot;)" office:value-type="string" office:string-value="OK" calcext:value-type="string">
            <text:p>OK</text:p>
          </table:table-cell>
          <table:table-cell table:formula="of:=IF([.D46]*[.E46]&lt;&gt;[.F46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26" calcext:value-type="date">
            <text:p>2026-03-26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10" table:formula="of:=IF([.D47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47]*[.E47]=[.F47]; &quot;OK&quot;; &quot;Error&quot;)" office:value-type="string" office:string-value="OK" calcext:value-type="string">
            <text:p>OK</text:p>
          </table:table-cell>
          <table:table-cell table:formula="of:=IF([.D47]*[.E47]&lt;&gt;[.F47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3-31" calcext:value-type="date">
            <text:p>2026-03-31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10" table:formula="of:=IF([.D48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48]*[.E48]=[.F48]; &quot;OK&quot;; &quot;Error&quot;)" office:value-type="string" office:string-value="OK" calcext:value-type="string">
            <text:p>OK</text:p>
          </table:table-cell>
          <table:table-cell table:formula="of:=IF([.D48]*[.E48]&lt;&gt;[.F48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05" calcext:value-type="date">
            <text:p>2026-04-05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10" table:formula="of:=IF([.D49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49]*[.E49]=[.F49]; &quot;OK&quot;; &quot;Error&quot;)" office:value-type="string" office:string-value="OK" calcext:value-type="string">
            <text:p>OK</text:p>
          </table:table-cell>
          <table:table-cell table:formula="of:=IF([.D49]*[.E49]&lt;&gt;[.F49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10" calcext:value-type="date">
            <text:p>2026-04-10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10" table:formula="of:=IF([.D50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50]*[.E50]=[.F50]; &quot;OK&quot;; &quot;Error&quot;)" office:value-type="string" office:string-value="OK" calcext:value-type="string">
            <text:p>OK</text:p>
          </table:table-cell>
          <table:table-cell table:formula="of:=IF([.D50]*[.E50]&lt;&gt;[.F50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15" calcext:value-type="date">
            <text:p>2026-04-15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10" table:formula="of:=IF([.D51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51]*[.E51]=[.F51]; &quot;OK&quot;; &quot;Error&quot;)" office:value-type="string" office:string-value="OK" calcext:value-type="string">
            <text:p>OK</text:p>
          </table:table-cell>
          <table:table-cell table:formula="of:=IF([.D51]*[.E51]&lt;&gt;[.F51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17" calcext:value-type="date">
            <text:p>2026-04-17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4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style-name="ce10" table:formula="of:=IF([.D52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52]*[.E52]=[.F52]; &quot;OK&quot;; &quot;Error&quot;)" office:value-type="string" office:string-value="OK" calcext:value-type="string">
            <text:p>OK</text:p>
          </table:table-cell>
          <table:table-cell table:formula="of:=IF([.D52]*[.E52]&lt;&gt;[.F52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18" calcext:value-type="date">
            <text:p>2026-04-18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style-name="ce10" table:formula="of:=IF([.D53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53]*[.E53]=[.F53]; &quot;OK&quot;; &quot;Error&quot;)" office:value-type="string" office:string-value="OK" calcext:value-type="string">
            <text:p>OK</text:p>
          </table:table-cell>
          <table:table-cell table:formula="of:=IF([.D53]*[.E53]&lt;&gt;[.F53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 office:value-type="date" office:date-value="2026-04-19" calcext:value-type="date">
            <text:p>2026-04-19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5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style-name="ce10" table:formula="of:=IF([.D54]&gt;70; &quot;Cantidad Incorrecta&quot;; &quot;Cantidad Correcta&quot;)" office:value-type="string" office:string-value="Cantidad Correcta" calcext:value-type="string">
            <text:p>Cantidad Correcta</text:p>
          </table:table-cell>
          <table:table-cell table:formula="of:=IF([.D54]*[.E54]=[.F54]; &quot;OK&quot;; &quot;Error&quot;)" office:value-type="string" office:string-value="OK" calcext:value-type="string">
            <text:p>OK</text:p>
          </table:table-cell>
          <table:table-cell table:formula="of:=IF([.D54]*[.E54]&lt;&gt;[.F54]; &quot;Revisar&quot;; &quot;&quot;)">
            <text:p/>
          </table:table-cell>
          <table:table-cell table:number-columns-repeated="2"/>
          <table:table-cell table:style-name="Default" table:number-columns-repeated="16373"/>
        </table:table-row>
        <table:table-row table:style-name="ro1" table:number-rows-repeated="5">
          <table:table-cell table:number-columns-repeated="11"/>
          <table:table-cell table:style-name="Default" table:number-columns-repeated="16373"/>
        </table:table-row>
        <table:table-row table:style-name="ro1">
          <table:table-cell office:value-type="string" calcext:value-type="string">
            <text:p>Usando buscarv o vlookup para buscar por fecha un producto</text:p>
          </table:table-cell>
          <table:table-cell table:number-columns-repeated="10"/>
          <table:table-cell table:style-name="Default" table:number-columns-repeated="16373"/>
        </table:table-row>
        <table:table-row table:style-name="ro1">
          <table:table-cell office:value-type="string" calcext:value-type="string">
            <text:p>Fecha <text:span text:style-name="T1">———————————</text:span><text:span text:style-name="T2">&gt;</text:span></text:p>
          </table:table-cell>
          <table:table-cell table:style-name="ce7" office:value-type="date" office:date-value="2026-04-08" calcext:value-type="date">
            <text:p>2026-04-08 00:00:00</text:p>
          </table:table-cell>
          <table:table-cell table:number-columns-repeated="9"/>
          <table:table-cell table:style-name="Default" table:number-columns-repeated="16373"/>
        </table:table-row>
        <table:table-row table:style-name="ro1">
          <table:table-cell office:value-type="string" calcext:value-type="string">
            <text:p><text:span text:style-name="T3">Producto que ha llegado </text:span><text:span text:style-name="T4">——————</text:span><text:span text:style-name="T5">&gt;</text:span></text:p>
          </table:table-cell>
          <table:table-cell table:style-name="ce8" table:formula="of:=VLOOKUP([.B61]; [.A1:.B54]; 2; 0)" office:value-type="string" office:string-value="Producto D" calcext:value-type="string">
            <text:p>Producto D</text:p>
          </table:table-cell>
          <table:table-cell table:number-columns-repeated="9"/>
          <table:table-cell table:style-name="Default" table:number-columns-repeated="16373"/>
        </table:table-row>
        <table:table-row table:style-name="ro1" table:number-rows-repeated="1048513">
          <table:table-cell table:number-columns-repeated="11"/>
          <table:table-cell table:style-name="Default" table:number-columns-repeated="16373"/>
        </table:table-row>
        <table:table-row table:style-name="ro1">
          <table:table-cell table:number-columns-repeated="11"/>
          <table:table-cell table:style-name="Default" table:number-columns-repeated="16373"/>
        </table:table-row>
        <calcext:conditional-formats>
          <calcext:conditional-format calcext:target-range-address="Ventas.A1:Ventas.G54">
            <calcext:condition calcext:apply-style-name="Accent 2" calcext:value="=&quot;Producto A&quot;" calcext:base-cell-address="Ventas.A1"/>
            <calcext:condition calcext:apply-style-name="Neutral" calcext:value="=&quot;Producto B&quot;" calcext:base-cell-address="Ventas.A1"/>
            <calcext:condition calcext:apply-style-name="Accent 3" calcext:value="=&quot;Producto C&quot;" calcext:base-cell-address="Ventas.A1"/>
            <calcext:condition calcext:apply-style-name="Untitled2" calcext:value="=&quot;Producto D&quot;" calcext:base-cell-address="Ventas.A1"/>
            <calcext:condition calcext:apply-style-name="Untitled3" calcext:value="=&quot;Producto E&quot;" calcext:base-cell-address="Ventas.A1"/>
            <calcext:condition calcext:apply-style-name="Error" calcext:value="=&quot;Cantidad Incorrecta&quot;" calcext:base-cell-address="Ventas.A1"/>
            <calcext:condition calcext:apply-style-name="Good" calcext:value="=&quot;Cantidad Correcta&quot;" calcext:base-cell-address="Ventas.A1"/>
          </calcext:conditional-format>
        </calcext:conditional-formats>
      </table:table>
      <table:table table:name="Pivot Table_Ventas_4" table:style-name="ta2">
        <office:forms form:automatic-focus="false" form:apply-design-mode="false"/>
        <table:table-column table:style-name="co12" table:default-cell-style-name="ce21"/>
        <table:table-column table:style-name="co12" table:default-cell-style-name="ce26"/>
        <table:table-column table:style-name="co12" table:number-columns-repeated="51" table:default-cell-style-name="Pivot_20_Table_20_Value"/>
        <table:table-column table:style-name="co12" table:default-cell-style-name="ce38"/>
        <table:table-column table:style-name="co12" table:default-cell-style-name="ce45"/>
        <table:table-row table:style-name="ro2">
          <table:table-cell table:style-name="ce17" office:value-type="string" calcext:value-type="string">
            <text:p>Sum - Total</text:p>
          </table:table-cell>
          <table:table-cell table:style-name="ce23" office:value-type="string" calcext:value-type="string">
            <text:p>Cliente</text:p>
          </table:table-cell>
          <table:table-cell table:style-name="ce29" table:number-columns-repeated="52"/>
          <table:table-cell table:style-name="ce42"/>
        </table:table-row>
        <table:table-row table:style-name="ro2">
          <table:table-cell table:style-name="ce19" office:value-type="string" calcext:value-type="string">
            <text:p>Producto</text:p>
          </table:table-cell>
          <table:table-cell table:style-name="ce24" office:value-type="string" calcext:value-type="string">
            <text:p>Cliente 1</text:p>
          </table:table-cell>
          <table:table-cell table:style-name="ce30" office:value-type="string" calcext:value-type="string">
            <text:p>Cliente 10</text:p>
          </table:table-cell>
          <table:table-cell table:style-name="ce30" office:value-type="string" calcext:value-type="string">
            <text:p>Cliente 11</text:p>
          </table:table-cell>
          <table:table-cell table:style-name="ce30" office:value-type="string" calcext:value-type="string">
            <text:p>Cliente 12</text:p>
          </table:table-cell>
          <table:table-cell table:style-name="ce30" office:value-type="string" calcext:value-type="string">
            <text:p>Cliente 13</text:p>
          </table:table-cell>
          <table:table-cell table:style-name="ce30" office:value-type="string" calcext:value-type="string">
            <text:p>Cliente 14</text:p>
          </table:table-cell>
          <table:table-cell table:style-name="ce30" office:value-type="string" calcext:value-type="string">
            <text:p>Cliente 15</text:p>
          </table:table-cell>
          <table:table-cell table:style-name="ce30" office:value-type="string" calcext:value-type="string">
            <text:p>Cliente 16</text:p>
          </table:table-cell>
          <table:table-cell table:style-name="ce30" office:value-type="string" calcext:value-type="string">
            <text:p>Cliente 17</text:p>
          </table:table-cell>
          <table:table-cell table:style-name="ce30" office:value-type="string" calcext:value-type="string">
            <text:p>Cliente 18</text:p>
          </table:table-cell>
          <table:table-cell table:style-name="ce30" office:value-type="string" calcext:value-type="string">
            <text:p>Cliente 19</text:p>
          </table:table-cell>
          <table:table-cell table:style-name="ce30" office:value-type="string" calcext:value-type="string">
            <text:p>Cliente 2</text:p>
          </table:table-cell>
          <table:table-cell table:style-name="ce30" office:value-type="string" calcext:value-type="string">
            <text:p>Cliente 20</text:p>
          </table:table-cell>
          <table:table-cell table:style-name="ce30" office:value-type="string" calcext:value-type="string">
            <text:p>Cliente 21</text:p>
          </table:table-cell>
          <table:table-cell table:style-name="ce30" office:value-type="string" calcext:value-type="string">
            <text:p>Cliente 22</text:p>
          </table:table-cell>
          <table:table-cell table:style-name="ce30" office:value-type="string" calcext:value-type="string">
            <text:p>Cliente 23</text:p>
          </table:table-cell>
          <table:table-cell table:style-name="ce30" office:value-type="string" calcext:value-type="string">
            <text:p>Cliente 24</text:p>
          </table:table-cell>
          <table:table-cell table:style-name="ce30" office:value-type="string" calcext:value-type="string">
            <text:p>Cliente 25</text:p>
          </table:table-cell>
          <table:table-cell table:style-name="ce30" office:value-type="string" calcext:value-type="string">
            <text:p>Cliente 26</text:p>
          </table:table-cell>
          <table:table-cell table:style-name="ce30" office:value-type="string" calcext:value-type="string">
            <text:p>Cliente 27</text:p>
          </table:table-cell>
          <table:table-cell table:style-name="ce30" office:value-type="string" calcext:value-type="string">
            <text:p>Cliente 28</text:p>
          </table:table-cell>
          <table:table-cell table:style-name="ce30" office:value-type="string" calcext:value-type="string">
            <text:p>Cliente 29</text:p>
          </table:table-cell>
          <table:table-cell table:style-name="ce30" office:value-type="string" calcext:value-type="string">
            <text:p>Cliente 3</text:p>
          </table:table-cell>
          <table:table-cell table:style-name="ce30" office:value-type="string" calcext:value-type="string">
            <text:p>Cliente 30</text:p>
          </table:table-cell>
          <table:table-cell table:style-name="ce30" office:value-type="string" calcext:value-type="string">
            <text:p>Cliente 31</text:p>
          </table:table-cell>
          <table:table-cell table:style-name="ce30" office:value-type="string" calcext:value-type="string">
            <text:p>Cliente 32</text:p>
          </table:table-cell>
          <table:table-cell table:style-name="ce30" office:value-type="string" calcext:value-type="string">
            <text:p>Cliente 33</text:p>
          </table:table-cell>
          <table:table-cell table:style-name="ce30" office:value-type="string" calcext:value-type="string">
            <text:p>Cliente 34</text:p>
          </table:table-cell>
          <table:table-cell table:style-name="ce30" office:value-type="string" calcext:value-type="string">
            <text:p>Cliente 35</text:p>
          </table:table-cell>
          <table:table-cell table:style-name="ce30" office:value-type="string" calcext:value-type="string">
            <text:p>Cliente 36</text:p>
          </table:table-cell>
          <table:table-cell table:style-name="ce30" office:value-type="string" calcext:value-type="string">
            <text:p>Cliente 37</text:p>
          </table:table-cell>
          <table:table-cell table:style-name="ce30" office:value-type="string" calcext:value-type="string">
            <text:p>Cliente 38</text:p>
          </table:table-cell>
          <table:table-cell table:style-name="ce30" office:value-type="string" calcext:value-type="string">
            <text:p>Cliente 39</text:p>
          </table:table-cell>
          <table:table-cell table:style-name="ce30" office:value-type="string" calcext:value-type="string">
            <text:p>Cliente 4</text:p>
          </table:table-cell>
          <table:table-cell table:style-name="ce30" office:value-type="string" calcext:value-type="string">
            <text:p>Cliente 40</text:p>
          </table:table-cell>
          <table:table-cell table:style-name="ce30" office:value-type="string" calcext:value-type="string">
            <text:p>Cliente 41</text:p>
          </table:table-cell>
          <table:table-cell table:style-name="ce30" office:value-type="string" calcext:value-type="string">
            <text:p>Cliente 42</text:p>
          </table:table-cell>
          <table:table-cell table:style-name="ce30" office:value-type="string" calcext:value-type="string">
            <text:p>Cliente 43</text:p>
          </table:table-cell>
          <table:table-cell table:style-name="ce30" office:value-type="string" calcext:value-type="string">
            <text:p>Cliente 44</text:p>
          </table:table-cell>
          <table:table-cell table:style-name="ce30" office:value-type="string" calcext:value-type="string">
            <text:p>Cliente 45</text:p>
          </table:table-cell>
          <table:table-cell table:style-name="ce30" office:value-type="string" calcext:value-type="string">
            <text:p>Cliente 46</text:p>
          </table:table-cell>
          <table:table-cell table:style-name="ce30" office:value-type="string" calcext:value-type="string">
            <text:p>Cliente 47</text:p>
          </table:table-cell>
          <table:table-cell table:style-name="ce30" office:value-type="string" calcext:value-type="string">
            <text:p>Cliente 48</text:p>
          </table:table-cell>
          <table:table-cell table:style-name="ce30" office:value-type="string" calcext:value-type="string">
            <text:p>Cliente 49</text:p>
          </table:table-cell>
          <table:table-cell table:style-name="ce30" office:value-type="string" calcext:value-type="string">
            <text:p>Cliente 5</text:p>
          </table:table-cell>
          <table:table-cell table:style-name="ce30" office:value-type="string" calcext:value-type="string">
            <text:p>Cliente 50</text:p>
          </table:table-cell>
          <table:table-cell table:style-name="ce30" office:value-type="string" calcext:value-type="string">
            <text:p>Cliente 52</text:p>
          </table:table-cell>
          <table:table-cell table:style-name="ce30" office:value-type="string" calcext:value-type="string">
            <text:p>Cliente 53</text:p>
          </table:table-cell>
          <table:table-cell table:style-name="ce30" office:value-type="string" calcext:value-type="string">
            <text:p>Cliente 54</text:p>
          </table:table-cell>
          <table:table-cell table:style-name="ce30" office:value-type="string" calcext:value-type="string">
            <text:p>Cliente 6</text:p>
          </table:table-cell>
          <table:table-cell table:style-name="ce30" office:value-type="string" calcext:value-type="string">
            <text:p>Cliente 7</text:p>
          </table:table-cell>
          <table:table-cell table:style-name="ce30" office:value-type="string" calcext:value-type="string">
            <text:p>Cliente 8</text:p>
          </table:table-cell>
          <table:table-cell table:style-name="ce30" office:value-type="string" calcext:value-type="string">
            <text:p>Cliente 9</text:p>
          </table:table-cell>
          <table:table-cell table:style-name="ce43" office:value-type="string" calcext:value-type="string">
            <text:p>Total Result</text:p>
          </table:table-cell>
        </table:table-row>
        <table:table-row table:style-name="ro2">
          <table:table-cell table:style-name="ce20" office:value-type="string" calcext:value-type="string">
            <text:p>Producto A</text:p>
          </table:table-cell>
          <table:table-cell table:style-name="ce25" office:value-type="float" office:value="50" calcext:value-type="float">
            <text:p>50</text:p>
          </table:table-cell>
          <table:table-cell table:style-name="ce31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5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5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5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6"/>
          <table:table-cell table:style-name="ce35" office:value-type="float" office:value="200" calcext:value-type="float">
            <text:p>200</text:p>
          </table:table-cell>
          <table:table-cell table:style-name="ce31"/>
          <table:table-cell table:style-name="ce35" office:value-type="float" office:value="50" calcext:value-type="float">
            <text:p>50</text:p>
          </table:table-cell>
          <table:table-cell table:style-name="ce31" table:number-columns-repeated="2"/>
          <table:table-cell table:style-name="ce37"/>
          <table:table-cell table:style-name="ce44"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Producto B</text:p>
          </table:table-cell>
          <table:table-cell table:number-columns-repeated="3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2"/>
          <table:table-cell table:style-name="ce32" office:value-type="float" office:value="150" calcext:value-type="float">
            <text:p>150</text:p>
          </table:table-cell>
          <table:table-cell table:number-columns-repeated="2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5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5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8"/>
          <table:table-cell table:style-name="ce32" office:value-type="float" office:value="150" calcext:value-type="float">
            <text:p>150</text:p>
          </table:table-cell>
          <table:table-cell table:number-columns-repeated="2"/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string" calcext:value-type="string">
            <text:p>Producto C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5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/>
          <table:table-cell table:style-name="ce32" office:value-type="float" office:value="300" calcext:value-type="float">
            <text:p>300</text:p>
          </table:table-cell>
          <table:table-cell table:number-columns-repeated="3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5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5"/>
          <table:table-cell table:style-name="ce32" office:value-type="float" office:value="300" calcext:value-type="float">
            <text:p>300</text:p>
          </table:table-cell>
          <table:table-cell table:number-columns-repeated="2"/>
          <table:table-cell table:style-name="ce32" office:value-type="float" office:value="300" calcext:value-type="float">
            <text:p>300</text:p>
          </table:table-cell>
          <table:table-cell/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string" calcext:value-type="string">
            <text:p>Producto D</text:p>
          </table:table-cell>
          <table:table-cell table:number-columns-repeated="5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5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5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number-columns-repeated="2"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8"/>
          <table:table-cell table:style-name="ce39" office:value-type="float" office:value="96" calcext:value-type="float">
            <text:p>96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Producto E</text:p>
          </table:table-cell>
          <table:table-cell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5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5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5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number-columns-repeated="2" table:style-name="ce32" office:value-type="float" office:value="216" calcext:value-type="float">
            <text:p>216</text:p>
          </table:table-cell>
          <table:table-cell table:number-columns-repeated="7"/>
          <table:table-cell office:value-type="float" office:value="2160" calcext:value-type="float">
            <text:p>2160</text:p>
          </table:table-cell>
        </table:table-row>
        <table:table-row table:style-name="ro2">
          <table:table-cell office:value-type="string" calcext:value-type="string">
            <text:p>Producto F</text:p>
          </table:table-cell>
          <table:table-cell table:style-name="ce27"/>
          <table:table-cell table:style-name="ce33" table:number-columns-repeated="45"/>
          <table:table-cell table:style-name="ce36" office:value-type="float" office:value="258" calcext:value-type="float">
            <text:p>258</text:p>
          </table:table-cell>
          <table:table-cell table:style-name="ce33" table:number-columns-repeated="5"/>
          <table:table-cell table:style-name="ce40"/>
          <table:table-cell table:style-name="ce46" office:value-type="float" office:value="258" calcext:value-type="float">
            <text:p>258</text:p>
          </table:table-cell>
        </table:table-row>
        <table:table-row table:style-name="ro2">
          <table:table-cell table:style-name="ce22" office:value-type="string" calcext:value-type="string">
            <text:p>Total Result</text:p>
          </table:table-cell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number-columns-repeated="2"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2" table:style-name="ce34" office:value-type="float" office:value="216" calcext:value-type="float">
            <text:p>216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41" office:value-type="float" office:value="96" calcext:value-type="float">
            <text:p>96</text:p>
          </table:table-cell>
          <table:table-cell table:style-name="ce47" office:value-type="float" office:value="8878" calcext:value-type="float">
            <text:p>8878</text:p>
          </table:table-cell>
        </table:table-row>
      </table:table>
      <table:table table:name="Pivot Table_Ventas_3" table:style-name="ta2">
        <office:forms form:automatic-focus="false" form:apply-design-mode="false"/>
        <table:table-column table:style-name="co12" table:default-cell-style-name="ce21"/>
        <table:table-column table:style-name="co12" table:default-cell-style-name="ce26"/>
        <table:table-column table:style-name="co12" table:number-columns-repeated="51" table:default-cell-style-name="Pivot_20_Table_20_Value"/>
        <table:table-column table:style-name="co12" table:default-cell-style-name="ce38"/>
        <table:table-column table:style-name="co12" table:default-cell-style-name="ce45"/>
        <table:table-row table:style-name="ro2">
          <table:table-cell table:style-name="ce17" office:value-type="string" calcext:value-type="string">
            <text:p>Sum - Cantidad</text:p>
          </table:table-cell>
          <table:table-cell table:style-name="ce23" office:value-type="string" calcext:value-type="string">
            <text:p>Cliente</text:p>
          </table:table-cell>
          <table:table-cell table:style-name="ce29" table:number-columns-repeated="52"/>
          <table:table-cell table:style-name="ce42"/>
        </table:table-row>
        <table:table-row table:style-name="ro2">
          <table:table-cell table:style-name="ce19" office:value-type="string" calcext:value-type="string">
            <text:p>Producto</text:p>
          </table:table-cell>
          <table:table-cell table:style-name="ce24" office:value-type="string" calcext:value-type="string">
            <text:p>Cliente 1</text:p>
          </table:table-cell>
          <table:table-cell table:style-name="ce30" office:value-type="string" calcext:value-type="string">
            <text:p>Cliente 10</text:p>
          </table:table-cell>
          <table:table-cell table:style-name="ce30" office:value-type="string" calcext:value-type="string">
            <text:p>Cliente 11</text:p>
          </table:table-cell>
          <table:table-cell table:style-name="ce30" office:value-type="string" calcext:value-type="string">
            <text:p>Cliente 12</text:p>
          </table:table-cell>
          <table:table-cell table:style-name="ce30" office:value-type="string" calcext:value-type="string">
            <text:p>Cliente 13</text:p>
          </table:table-cell>
          <table:table-cell table:style-name="ce30" office:value-type="string" calcext:value-type="string">
            <text:p>Cliente 14</text:p>
          </table:table-cell>
          <table:table-cell table:style-name="ce30" office:value-type="string" calcext:value-type="string">
            <text:p>Cliente 15</text:p>
          </table:table-cell>
          <table:table-cell table:style-name="ce30" office:value-type="string" calcext:value-type="string">
            <text:p>Cliente 16</text:p>
          </table:table-cell>
          <table:table-cell table:style-name="ce30" office:value-type="string" calcext:value-type="string">
            <text:p>Cliente 17</text:p>
          </table:table-cell>
          <table:table-cell table:style-name="ce30" office:value-type="string" calcext:value-type="string">
            <text:p>Cliente 18</text:p>
          </table:table-cell>
          <table:table-cell table:style-name="ce30" office:value-type="string" calcext:value-type="string">
            <text:p>Cliente 19</text:p>
          </table:table-cell>
          <table:table-cell table:style-name="ce30" office:value-type="string" calcext:value-type="string">
            <text:p>Cliente 2</text:p>
          </table:table-cell>
          <table:table-cell table:style-name="ce30" office:value-type="string" calcext:value-type="string">
            <text:p>Cliente 20</text:p>
          </table:table-cell>
          <table:table-cell table:style-name="ce30" office:value-type="string" calcext:value-type="string">
            <text:p>Cliente 21</text:p>
          </table:table-cell>
          <table:table-cell table:style-name="ce30" office:value-type="string" calcext:value-type="string">
            <text:p>Cliente 22</text:p>
          </table:table-cell>
          <table:table-cell table:style-name="ce30" office:value-type="string" calcext:value-type="string">
            <text:p>Cliente 23</text:p>
          </table:table-cell>
          <table:table-cell table:style-name="ce30" office:value-type="string" calcext:value-type="string">
            <text:p>Cliente 24</text:p>
          </table:table-cell>
          <table:table-cell table:style-name="ce30" office:value-type="string" calcext:value-type="string">
            <text:p>Cliente 25</text:p>
          </table:table-cell>
          <table:table-cell table:style-name="ce30" office:value-type="string" calcext:value-type="string">
            <text:p>Cliente 26</text:p>
          </table:table-cell>
          <table:table-cell table:style-name="ce30" office:value-type="string" calcext:value-type="string">
            <text:p>Cliente 27</text:p>
          </table:table-cell>
          <table:table-cell table:style-name="ce30" office:value-type="string" calcext:value-type="string">
            <text:p>Cliente 28</text:p>
          </table:table-cell>
          <table:table-cell table:style-name="ce30" office:value-type="string" calcext:value-type="string">
            <text:p>Cliente 29</text:p>
          </table:table-cell>
          <table:table-cell table:style-name="ce30" office:value-type="string" calcext:value-type="string">
            <text:p>Cliente 3</text:p>
          </table:table-cell>
          <table:table-cell table:style-name="ce30" office:value-type="string" calcext:value-type="string">
            <text:p>Cliente 30</text:p>
          </table:table-cell>
          <table:table-cell table:style-name="ce30" office:value-type="string" calcext:value-type="string">
            <text:p>Cliente 31</text:p>
          </table:table-cell>
          <table:table-cell table:style-name="ce30" office:value-type="string" calcext:value-type="string">
            <text:p>Cliente 32</text:p>
          </table:table-cell>
          <table:table-cell table:style-name="ce30" office:value-type="string" calcext:value-type="string">
            <text:p>Cliente 33</text:p>
          </table:table-cell>
          <table:table-cell table:style-name="ce30" office:value-type="string" calcext:value-type="string">
            <text:p>Cliente 34</text:p>
          </table:table-cell>
          <table:table-cell table:style-name="ce30" office:value-type="string" calcext:value-type="string">
            <text:p>Cliente 35</text:p>
          </table:table-cell>
          <table:table-cell table:style-name="ce30" office:value-type="string" calcext:value-type="string">
            <text:p>Cliente 36</text:p>
          </table:table-cell>
          <table:table-cell table:style-name="ce30" office:value-type="string" calcext:value-type="string">
            <text:p>Cliente 37</text:p>
          </table:table-cell>
          <table:table-cell table:style-name="ce30" office:value-type="string" calcext:value-type="string">
            <text:p>Cliente 38</text:p>
          </table:table-cell>
          <table:table-cell table:style-name="ce30" office:value-type="string" calcext:value-type="string">
            <text:p>Cliente 39</text:p>
          </table:table-cell>
          <table:table-cell table:style-name="ce30" office:value-type="string" calcext:value-type="string">
            <text:p>Cliente 4</text:p>
          </table:table-cell>
          <table:table-cell table:style-name="ce30" office:value-type="string" calcext:value-type="string">
            <text:p>Cliente 40</text:p>
          </table:table-cell>
          <table:table-cell table:style-name="ce30" office:value-type="string" calcext:value-type="string">
            <text:p>Cliente 41</text:p>
          </table:table-cell>
          <table:table-cell table:style-name="ce30" office:value-type="string" calcext:value-type="string">
            <text:p>Cliente 42</text:p>
          </table:table-cell>
          <table:table-cell table:style-name="ce30" office:value-type="string" calcext:value-type="string">
            <text:p>Cliente 43</text:p>
          </table:table-cell>
          <table:table-cell table:style-name="ce30" office:value-type="string" calcext:value-type="string">
            <text:p>Cliente 44</text:p>
          </table:table-cell>
          <table:table-cell table:style-name="ce30" office:value-type="string" calcext:value-type="string">
            <text:p>Cliente 45</text:p>
          </table:table-cell>
          <table:table-cell table:style-name="ce30" office:value-type="string" calcext:value-type="string">
            <text:p>Cliente 46</text:p>
          </table:table-cell>
          <table:table-cell table:style-name="ce30" office:value-type="string" calcext:value-type="string">
            <text:p>Cliente 47</text:p>
          </table:table-cell>
          <table:table-cell table:style-name="ce30" office:value-type="string" calcext:value-type="string">
            <text:p>Cliente 48</text:p>
          </table:table-cell>
          <table:table-cell table:style-name="ce30" office:value-type="string" calcext:value-type="string">
            <text:p>Cliente 49</text:p>
          </table:table-cell>
          <table:table-cell table:style-name="ce30" office:value-type="string" calcext:value-type="string">
            <text:p>Cliente 5</text:p>
          </table:table-cell>
          <table:table-cell table:style-name="ce30" office:value-type="string" calcext:value-type="string">
            <text:p>Cliente 50</text:p>
          </table:table-cell>
          <table:table-cell table:style-name="ce30" office:value-type="string" calcext:value-type="string">
            <text:p>Cliente 52</text:p>
          </table:table-cell>
          <table:table-cell table:style-name="ce30" office:value-type="string" calcext:value-type="string">
            <text:p>Cliente 53</text:p>
          </table:table-cell>
          <table:table-cell table:style-name="ce30" office:value-type="string" calcext:value-type="string">
            <text:p>Cliente 54</text:p>
          </table:table-cell>
          <table:table-cell table:style-name="ce30" office:value-type="string" calcext:value-type="string">
            <text:p>Cliente 6</text:p>
          </table:table-cell>
          <table:table-cell table:style-name="ce30" office:value-type="string" calcext:value-type="string">
            <text:p>Cliente 7</text:p>
          </table:table-cell>
          <table:table-cell table:style-name="ce30" office:value-type="string" calcext:value-type="string">
            <text:p>Cliente 8</text:p>
          </table:table-cell>
          <table:table-cell table:style-name="ce30" office:value-type="string" calcext:value-type="string">
            <text:p>Cliente 9</text:p>
          </table:table-cell>
          <table:table-cell table:style-name="ce43" office:value-type="string" calcext:value-type="string">
            <text:p>Total Result</text:p>
          </table:table-cell>
        </table:table-row>
        <table:table-row table:style-name="ro2">
          <table:table-cell table:style-name="ce20" office:value-type="string" calcext:value-type="string">
            <text:p>Producto A</text:p>
          </table:table-cell>
          <table:table-cell table:style-name="ce25" office:value-type="float" office:value="5" calcext:value-type="float">
            <text:p>5</text:p>
          </table:table-cell>
          <table:table-cell table:style-name="ce31"/>
          <table:table-cell table:style-name="ce35" office:value-type="float" office:value="5" calcext:value-type="float">
            <text:p>5</text:p>
          </table:table-cell>
          <table:table-cell table:style-name="ce31" table:number-columns-repeated="4"/>
          <table:table-cell table:style-name="ce35" office:value-type="float" office:value="5" calcext:value-type="float">
            <text:p>5</text:p>
          </table:table-cell>
          <table:table-cell table:style-name="ce31" table:number-columns-repeated="5"/>
          <table:table-cell table:style-name="ce35" office:value-type="float" office:value="5" calcext:value-type="float">
            <text:p>5</text:p>
          </table:table-cell>
          <table:table-cell table:style-name="ce31" table:number-columns-repeated="4"/>
          <table:table-cell table:style-name="ce35" office:value-type="float" office:value="5" calcext:value-type="float">
            <text:p>5</text:p>
          </table:table-cell>
          <table:table-cell table:style-name="ce31" table:number-columns-repeated="5"/>
          <table:table-cell table:style-name="ce35" office:value-type="float" office:value="5" calcext:value-type="float">
            <text:p>5</text:p>
          </table:table-cell>
          <table:table-cell table:style-name="ce31" table:number-columns-repeated="4"/>
          <table:table-cell table:style-name="ce35" office:value-type="float" office:value="5" calcext:value-type="float">
            <text:p>5</text:p>
          </table:table-cell>
          <table:table-cell table:style-name="ce31" table:number-columns-repeated="5"/>
          <table:table-cell table:style-name="ce35" office:value-type="float" office:value="5" calcext:value-type="float">
            <text:p>5</text:p>
          </table:table-cell>
          <table:table-cell table:style-name="ce31" table:number-columns-repeated="4"/>
          <table:table-cell table:style-name="ce35" office:value-type="float" office:value="5" calcext:value-type="float">
            <text:p>5</text:p>
          </table:table-cell>
          <table:table-cell table:style-name="ce31" table:number-columns-repeated="6"/>
          <table:table-cell table:style-name="ce35" office:value-type="float" office:value="100" calcext:value-type="float">
            <text:p>100</text:p>
          </table:table-cell>
          <table:table-cell table:style-name="ce31"/>
          <table:table-cell table:style-name="ce35" office:value-type="float" office:value="5" calcext:value-type="float">
            <text:p>5</text:p>
          </table:table-cell>
          <table:table-cell table:style-name="ce31" table:number-columns-repeated="2"/>
          <table:table-cell table:style-name="ce37"/>
          <table:table-cell table:style-name="ce44"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Producto B</text:p>
          </table:table-cell>
          <table:table-cell table:number-columns-repeated="3"/>
          <table:table-cell table:style-name="ce32" office:value-type="float" office:value="10" calcext:value-type="float">
            <text:p>10</text:p>
          </table:table-cell>
          <table:table-cell table:number-columns-repeated="4"/>
          <table:table-cell table:style-name="ce32" office:value-type="float" office:value="10" calcext:value-type="float">
            <text:p>10</text:p>
          </table:table-cell>
          <table:table-cell table:number-columns-repeated="2"/>
          <table:table-cell table:style-name="ce32" office:value-type="float" office:value="10" calcext:value-type="float">
            <text:p>10</text:p>
          </table:table-cell>
          <table:table-cell table:number-columns-repeated="2"/>
          <table:table-cell table:style-name="ce32" office:value-type="float" office:value="10" calcext:value-type="float">
            <text:p>10</text:p>
          </table:table-cell>
          <table:table-cell table:number-columns-repeated="4"/>
          <table:table-cell table:style-name="ce32" office:value-type="float" office:value="10" calcext:value-type="float">
            <text:p>10</text:p>
          </table:table-cell>
          <table:table-cell table:number-columns-repeated="5"/>
          <table:table-cell table:style-name="ce32" office:value-type="float" office:value="10" calcext:value-type="float">
            <text:p>10</text:p>
          </table:table-cell>
          <table:table-cell table:number-columns-repeated="4"/>
          <table:table-cell table:style-name="ce32" office:value-type="float" office:value="10" calcext:value-type="float">
            <text:p>10</text:p>
          </table:table-cell>
          <table:table-cell table:number-columns-repeated="5"/>
          <table:table-cell table:style-name="ce32" office:value-type="float" office:value="10" calcext:value-type="float">
            <text:p>10</text:p>
          </table:table-cell>
          <table:table-cell table:number-columns-repeated="4"/>
          <table:table-cell table:style-name="ce32" office:value-type="float" office:value="10" calcext:value-type="float">
            <text:p>10</text:p>
          </table:table-cell>
          <table:table-cell table:number-columns-repeated="8"/>
          <table:table-cell table:style-name="ce32"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oducto C</text:p>
          </table:table-cell>
          <table:table-cell table:number-columns-repeated="4"/>
          <table:table-cell table:style-name="ce32" office:value-type="float" office:value="15" calcext:value-type="float">
            <text:p>15</text:p>
          </table:table-cell>
          <table:table-cell table:number-columns-repeated="4"/>
          <table:table-cell table:style-name="ce32" office:value-type="float" office:value="15" calcext:value-type="float">
            <text:p>15</text:p>
          </table:table-cell>
          <table:table-cell table:number-columns-repeated="5"/>
          <table:table-cell table:style-name="ce32" office:value-type="float" office:value="15" calcext:value-type="float">
            <text:p>15</text:p>
          </table:table-cell>
          <table:table-cell table:number-columns-repeated="4"/>
          <table:table-cell table:style-name="ce32" office:value-type="float" office:value="15" calcext:value-type="float">
            <text:p>15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3"/>
          <table:table-cell table:style-name="ce32" office:value-type="float" office:value="15" calcext:value-type="float">
            <text:p>15</text:p>
          </table:table-cell>
          <table:table-cell table:number-columns-repeated="4"/>
          <table:table-cell table:style-name="ce32" office:value-type="float" office:value="15" calcext:value-type="float">
            <text:p>15</text:p>
          </table:table-cell>
          <table:table-cell table:number-columns-repeated="5"/>
          <table:table-cell table:style-name="ce32" office:value-type="float" office:value="15" calcext:value-type="float">
            <text:p>15</text:p>
          </table:table-cell>
          <table:table-cell table:number-columns-repeated="4"/>
          <table:table-cell table:style-name="ce32" office:value-type="float" office:value="15" calcext:value-type="float">
            <text:p>15</text:p>
          </table:table-cell>
          <table:table-cell table:number-columns-repeated="5"/>
          <table:table-cell table:style-name="ce32" office:value-type="float" office:value="50" calcext:value-type="float">
            <text:p>50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Producto D</text:p>
          </table:table-cell>
          <table:table-cell table:number-columns-repeated="5"/>
          <table:table-cell table:style-name="ce32" office:value-type="float" office:value="8" calcext:value-type="float">
            <text:p>8</text:p>
          </table:table-cell>
          <table:table-cell table:number-columns-repeated="4"/>
          <table:table-cell table:style-name="ce32" office:value-type="float" office:value="8" calcext:value-type="float">
            <text:p>8</text:p>
          </table:table-cell>
          <table:table-cell table:number-columns-repeated="5"/>
          <table:table-cell table:style-name="ce32" office:value-type="float" office:value="8" calcext:value-type="float">
            <text:p>8</text:p>
          </table:table-cell>
          <table:table-cell table:number-columns-repeated="4"/>
          <table:table-cell table:style-name="ce32" office:value-type="float" office:value="8" calcext:value-type="float">
            <text:p>8</text:p>
          </table:table-cell>
          <table:table-cell table:number-columns-repeated="5"/>
          <table:table-cell table:style-name="ce32" office:value-type="float" office:value="8" calcext:value-type="float">
            <text:p>8</text:p>
          </table:table-cell>
          <table:table-cell table:number-columns-repeated="4"/>
          <table:table-cell table:number-columns-repeated="2" table:style-name="ce32" office:value-type="float" office:value="8" calcext:value-type="float">
            <text:p>8</text:p>
          </table:table-cell>
          <table:table-cell table:number-columns-repeated="4"/>
          <table:table-cell table:style-name="ce32" office:value-type="float" office:value="8" calcext:value-type="float">
            <text:p>8</text:p>
          </table:table-cell>
          <table:table-cell table:number-columns-repeated="4"/>
          <table:table-cell table:style-name="ce32" office:value-type="float" office:value="8" calcext:value-type="float">
            <text:p>8</text:p>
          </table:table-cell>
          <table:table-cell table:number-columns-repeated="8"/>
          <table:table-cell table:style-name="ce39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Producto E</text:p>
          </table:table-cell>
          <table:table-cell/>
          <table:table-cell table:style-name="ce32" office:value-type="float" office:value="12" calcext:value-type="float">
            <text:p>12</text:p>
          </table:table-cell>
          <table:table-cell table:number-columns-repeated="4"/>
          <table:table-cell table:style-name="ce32" office:value-type="float" office:value="12" calcext:value-type="float">
            <text:p>12</text:p>
          </table:table-cell>
          <table:table-cell table:number-columns-repeated="5"/>
          <table:table-cell table:style-name="ce32" office:value-type="float" office:value="12" calcext:value-type="float">
            <text:p>12</text:p>
          </table:table-cell>
          <table:table-cell table:number-columns-repeated="4"/>
          <table:table-cell table:style-name="ce32" office:value-type="float" office:value="12" calcext:value-type="float">
            <text:p>12</text:p>
          </table:table-cell>
          <table:table-cell table:number-columns-repeated="5"/>
          <table:table-cell table:style-name="ce32" office:value-type="float" office:value="12" calcext:value-type="float">
            <text:p>12</text:p>
          </table:table-cell>
          <table:table-cell table:number-columns-repeated="4"/>
          <table:table-cell table:style-name="ce32" office:value-type="float" office:value="12" calcext:value-type="float">
            <text:p>12</text:p>
          </table:table-cell>
          <table:table-cell table:number-columns-repeated="5"/>
          <table:table-cell table:style-name="ce32" office:value-type="float" office:value="12" calcext:value-type="float">
            <text:p>12</text:p>
          </table:table-cell>
          <table:table-cell table:number-columns-repeated="4"/>
          <table:table-cell table:style-name="ce32" office:value-type="float" office:value="12" calcext:value-type="float">
            <text:p>12</text:p>
          </table:table-cell>
          <table:table-cell table:number-columns-repeated="4"/>
          <table:table-cell table:number-columns-repeated="2" table:style-name="ce32" office:value-type="float" office:value="12" calcext:value-type="float">
            <text:p>12</text:p>
          </table:table-cell>
          <table:table-cell table:number-columns-repeated="7"/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Producto F</text:p>
          </table:table-cell>
          <table:table-cell table:style-name="ce27"/>
          <table:table-cell table:style-name="ce33" table:number-columns-repeated="45"/>
          <table:table-cell table:style-name="ce36" office:value-type="float" office:value="43" calcext:value-type="float">
            <text:p>43</text:p>
          </table:table-cell>
          <table:table-cell table:style-name="ce33" table:number-columns-repeated="5"/>
          <table:table-cell table:style-name="ce40"/>
          <table:table-cell table:style-name="ce46" office:value-type="float" office:value="43" calcext:value-type="float">
            <text:p>43</text:p>
          </table:table-cell>
        </table:table-row>
        <table:table-row table:style-name="ro2">
          <table:table-cell table:style-name="ce22" office:value-type="string" calcext:value-type="string">
            <text:p>Total Result</text:p>
          </table:table-cell>
          <table:table-cell table:style-name="ce28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41" office:value-type="float" office:value="8" calcext:value-type="float">
            <text:p>8</text:p>
          </table:table-cell>
          <table:table-cell table:style-name="ce47" office:value-type="float" office:value="693" calcext:value-type="float">
            <text:p>693</text:p>
          </table:table-cell>
        </table:table-row>
      </table:table>
      <table:table table:name="Pivot Table_Ventas_2" table:style-name="ta2">
        <office:forms form:automatic-focus="false" form:apply-design-mode="false"/>
        <table:table-column table:style-name="co12" table:default-cell-style-name="ce21"/>
        <table:table-column table:style-name="co12" table:default-cell-style-name="ce51"/>
        <table:table-row table:style-name="ro2">
          <table:table-cell table:style-name="ce48" office:value-type="string" calcext:value-type="string">
            <text:p>Producto</text:p>
          </table:table-cell>
          <table:table-cell table:style-name="ce49" office:value-type="string" calcext:value-type="string">
            <text:p>Sum - Total</text:p>
          </table:table-cell>
        </table:table-row>
        <table:table-row table:style-name="ro2">
          <table:table-cell table:style-name="ce20" office:value-type="string" calcext:value-type="string">
            <text:p>Producto A</text:p>
          </table:table-cell>
          <table:table-cell table:style-name="ce50"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Producto B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string" calcext:value-type="string">
            <text:p>Producto C</text:p>
          </table:table-cell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string" calcext:value-type="string">
            <text:p>Producto D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Producto E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office:value-type="string" calcext:value-type="string">
            <text:p>Producto F</text:p>
          </table:table-cell>
          <table:table-cell table:style-name="ce52" office:value-type="float" office:value="258" calcext:value-type="float">
            <text:p>258</text:p>
          </table:table-cell>
        </table:table-row>
        <table:table-row table:style-name="ro2">
          <table:table-cell table:style-name="ce22" office:value-type="string" calcext:value-type="string">
            <text:p>Total Result</text:p>
          </table:table-cell>
          <table:table-cell table:style-name="ce47" office:value-type="float" office:value="8878" calcext:value-type="float">
            <text:p>8878</text:p>
          </table:table-cell>
        </table:table-row>
      </table:table>
      <table:table table:name="Pivot Table_Ventas_1" table:style-name="ta2">
        <office:forms form:automatic-focus="false" form:apply-design-mode="false"/>
        <table:table-column table:style-name="co12" table:default-cell-style-name="ce21"/>
        <table:table-column table:style-name="co13" table:default-cell-style-name="ce26"/>
        <table:table-column table:style-name="co14" table:default-cell-style-name="Pivot_20_Table_20_Value"/>
        <table:table-column table:style-name="co15" table:default-cell-style-name="Pivot_20_Table_20_Value"/>
        <table:table-column table:style-name="co16" table:default-cell-style-name="Pivot_20_Table_20_Value"/>
        <table:table-column table:style-name="co17" table:default-cell-style-name="Pivot_20_Table_20_Value"/>
        <table:table-column table:style-name="co18" table:default-cell-style-name="Pivot_20_Table_20_Value"/>
        <table:table-column table:style-name="co19" table:default-cell-style-name="Pivot_20_Table_20_Value"/>
        <table:table-column table:style-name="co12" table:number-columns-repeated="45" table:default-cell-style-name="Pivot_20_Table_20_Value"/>
        <table:table-column table:style-name="co12" table:default-cell-style-name="ce38"/>
        <table:table-column table:style-name="co12" table:default-cell-style-name="ce45"/>
        <table:table-row table:style-name="ro2">
          <table:table-cell table:style-name="ce17" office:value-type="string" calcext:value-type="string">
            <text:p>Sum - Total</text:p>
          </table:table-cell>
          <table:table-cell table:style-name="ce23" office:value-type="string" calcext:value-type="string">
            <text:p>Fecha</text:p>
          </table:table-cell>
          <table:table-cell table:style-name="ce29" table:number-columns-repeated="52"/>
          <table:table-cell table:style-name="ce42"/>
        </table:table-row>
        <table:table-row table:style-name="ro2">
          <table:table-cell table:style-name="ce19" office:value-type="string" calcext:value-type="string">
            <text:p>Producto</text:p>
          </table:table-cell>
          <table:table-cell table:style-name="ce53" office:value-type="date" office:date-value="2022-05-23T14:00:00" calcext:value-type="date">
            <text:p>2022-05-23 14:00:00</text:p>
          </table:table-cell>
          <table:table-cell table:style-name="ce56" office:value-type="date" office:date-value="2025-01-22T13:45:30" calcext:value-type="date">
            <text:p>2025-01-22 13:45:30</text:p>
          </table:table-cell>
          <table:table-cell table:style-name="ce56" office:value-type="date" office:date-value="2025-03-13T00:30:00" calcext:value-type="date">
            <text:p>2025-03-13 00:30:00</text:p>
          </table:table-cell>
          <table:table-cell table:style-name="ce56" office:value-type="date" office:date-value="2026-03-01" calcext:value-type="date">
            <text:p>2026-03-01 00:00:00</text:p>
          </table:table-cell>
          <table:table-cell table:style-name="ce56" office:value-type="date" office:date-value="2026-03-02" calcext:value-type="date">
            <text:p>2026-03-02 00:00:00</text:p>
          </table:table-cell>
          <table:table-cell table:style-name="ce56" office:value-type="date" office:date-value="2026-03-03" calcext:value-type="date">
            <text:p>2026-03-03 00:00:00</text:p>
          </table:table-cell>
          <table:table-cell table:style-name="ce56" office:value-type="date" office:date-value="2026-03-04" calcext:value-type="date">
            <text:p>2026-03-04 00:00:00</text:p>
          </table:table-cell>
          <table:table-cell table:style-name="ce56" office:value-type="date" office:date-value="2026-03-05" calcext:value-type="date">
            <text:p>2026-03-05 00:00:00</text:p>
          </table:table-cell>
          <table:table-cell table:style-name="ce56" office:value-type="date" office:date-value="2026-03-06" calcext:value-type="date">
            <text:p>2026-03-06 00:00:00</text:p>
          </table:table-cell>
          <table:table-cell table:style-name="ce56" office:value-type="date" office:date-value="2026-03-07" calcext:value-type="date">
            <text:p>2026-03-07 00:00:00</text:p>
          </table:table-cell>
          <table:table-cell table:style-name="ce56" office:value-type="date" office:date-value="2026-03-08" calcext:value-type="date">
            <text:p>2026-03-08 00:00:00</text:p>
          </table:table-cell>
          <table:table-cell table:style-name="ce56" office:value-type="date" office:date-value="2026-03-09" calcext:value-type="date">
            <text:p>2026-03-09 00:00:00</text:p>
          </table:table-cell>
          <table:table-cell table:style-name="ce56" office:value-type="date" office:date-value="2026-03-10" calcext:value-type="date">
            <text:p>2026-03-10 00:00:00</text:p>
          </table:table-cell>
          <table:table-cell table:style-name="ce56" office:value-type="date" office:date-value="2026-03-11" calcext:value-type="date">
            <text:p>2026-03-11 00:00:00</text:p>
          </table:table-cell>
          <table:table-cell table:style-name="ce56" office:value-type="date" office:date-value="2026-03-12" calcext:value-type="date">
            <text:p>2026-03-12 00:00:00</text:p>
          </table:table-cell>
          <table:table-cell table:style-name="ce56" office:value-type="date" office:date-value="2026-03-13" calcext:value-type="date">
            <text:p>2026-03-13 00:00:00</text:p>
          </table:table-cell>
          <table:table-cell table:style-name="ce56" office:value-type="date" office:date-value="2026-03-14" calcext:value-type="date">
            <text:p>2026-03-14 00:00:00</text:p>
          </table:table-cell>
          <table:table-cell table:style-name="ce56" office:value-type="date" office:date-value="2026-03-15" calcext:value-type="date">
            <text:p>2026-03-15 00:00:00</text:p>
          </table:table-cell>
          <table:table-cell table:style-name="ce56" office:value-type="date" office:date-value="2026-03-16" calcext:value-type="date">
            <text:p>2026-03-16 00:00:00</text:p>
          </table:table-cell>
          <table:table-cell table:style-name="ce56" office:value-type="date" office:date-value="2026-03-17" calcext:value-type="date">
            <text:p>2026-03-17 00:00:00</text:p>
          </table:table-cell>
          <table:table-cell table:style-name="ce56" office:value-type="date" office:date-value="2026-03-18" calcext:value-type="date">
            <text:p>2026-03-18 00:00:00</text:p>
          </table:table-cell>
          <table:table-cell table:style-name="ce56" office:value-type="date" office:date-value="2026-03-19" calcext:value-type="date">
            <text:p>2026-03-19 00:00:00</text:p>
          </table:table-cell>
          <table:table-cell table:style-name="ce56" office:value-type="date" office:date-value="2026-03-20" calcext:value-type="date">
            <text:p>2026-03-20 00:00:00</text:p>
          </table:table-cell>
          <table:table-cell table:style-name="ce56" office:value-type="date" office:date-value="2026-03-21" calcext:value-type="date">
            <text:p>2026-03-21 00:00:00</text:p>
          </table:table-cell>
          <table:table-cell table:style-name="ce56" office:value-type="date" office:date-value="2026-03-22" calcext:value-type="date">
            <text:p>2026-03-22 00:00:00</text:p>
          </table:table-cell>
          <table:table-cell table:style-name="ce56" office:value-type="date" office:date-value="2026-03-23" calcext:value-type="date">
            <text:p>2026-03-23 00:00:00</text:p>
          </table:table-cell>
          <table:table-cell table:style-name="ce56" office:value-type="date" office:date-value="2026-03-24" calcext:value-type="date">
            <text:p>2026-03-24 00:00:00</text:p>
          </table:table-cell>
          <table:table-cell table:style-name="ce56" office:value-type="date" office:date-value="2026-03-25" calcext:value-type="date">
            <text:p>2026-03-25 00:00:00</text:p>
          </table:table-cell>
          <table:table-cell table:style-name="ce56" office:value-type="date" office:date-value="2026-03-26" calcext:value-type="date">
            <text:p>2026-03-26 00:00:00</text:p>
          </table:table-cell>
          <table:table-cell table:style-name="ce56" office:value-type="date" office:date-value="2026-03-27" calcext:value-type="date">
            <text:p>2026-03-27 00:00:00</text:p>
          </table:table-cell>
          <table:table-cell table:style-name="ce56" office:value-type="date" office:date-value="2026-03-28" calcext:value-type="date">
            <text:p>2026-03-28 00:00:00</text:p>
          </table:table-cell>
          <table:table-cell table:style-name="ce56" office:value-type="date" office:date-value="2026-03-29" calcext:value-type="date">
            <text:p>2026-03-29 00:00:00</text:p>
          </table:table-cell>
          <table:table-cell table:style-name="ce56" office:value-type="date" office:date-value="2026-03-30" calcext:value-type="date">
            <text:p>2026-03-30 00:00:00</text:p>
          </table:table-cell>
          <table:table-cell table:style-name="ce56" office:value-type="date" office:date-value="2026-03-31" calcext:value-type="date">
            <text:p>2026-03-31 00:00:00</text:p>
          </table:table-cell>
          <table:table-cell table:style-name="ce56" office:value-type="date" office:date-value="2026-04-01" calcext:value-type="date">
            <text:p>2026-04-01 00:00:00</text:p>
          </table:table-cell>
          <table:table-cell table:style-name="ce56" office:value-type="date" office:date-value="2026-04-02" calcext:value-type="date">
            <text:p>2026-04-02 00:00:00</text:p>
          </table:table-cell>
          <table:table-cell table:style-name="ce56" office:value-type="date" office:date-value="2026-04-03" calcext:value-type="date">
            <text:p>2026-04-03 00:00:00</text:p>
          </table:table-cell>
          <table:table-cell table:style-name="ce56" office:value-type="date" office:date-value="2026-04-04" calcext:value-type="date">
            <text:p>2026-04-04 00:00:00</text:p>
          </table:table-cell>
          <table:table-cell table:style-name="ce56" office:value-type="date" office:date-value="2026-04-05" calcext:value-type="date">
            <text:p>2026-04-05 00:00:00</text:p>
          </table:table-cell>
          <table:table-cell table:style-name="ce56" office:value-type="date" office:date-value="2026-04-06" calcext:value-type="date">
            <text:p>2026-04-06 00:00:00</text:p>
          </table:table-cell>
          <table:table-cell table:style-name="ce56" office:value-type="date" office:date-value="2026-04-07" calcext:value-type="date">
            <text:p>2026-04-07 00:00:00</text:p>
          </table:table-cell>
          <table:table-cell table:style-name="ce56" office:value-type="date" office:date-value="2026-04-08" calcext:value-type="date">
            <text:p>2026-04-08 00:00:00</text:p>
          </table:table-cell>
          <table:table-cell table:style-name="ce56" office:value-type="date" office:date-value="2026-04-09" calcext:value-type="date">
            <text:p>2026-04-09 00:00:00</text:p>
          </table:table-cell>
          <table:table-cell table:style-name="ce56" office:value-type="date" office:date-value="2026-04-10" calcext:value-type="date">
            <text:p>2026-04-10 00:00:00</text:p>
          </table:table-cell>
          <table:table-cell table:style-name="ce56" office:value-type="date" office:date-value="2026-04-11" calcext:value-type="date">
            <text:p>2026-04-11 00:00:00</text:p>
          </table:table-cell>
          <table:table-cell table:style-name="ce56" office:value-type="date" office:date-value="2026-04-12" calcext:value-type="date">
            <text:p>2026-04-12 00:00:00</text:p>
          </table:table-cell>
          <table:table-cell table:style-name="ce56" office:value-type="date" office:date-value="2026-04-13" calcext:value-type="date">
            <text:p>2026-04-13 00:00:00</text:p>
          </table:table-cell>
          <table:table-cell table:style-name="ce56" office:value-type="date" office:date-value="2026-04-14" calcext:value-type="date">
            <text:p>2026-04-14 00:00:00</text:p>
          </table:table-cell>
          <table:table-cell table:style-name="ce56" office:value-type="date" office:date-value="2026-04-15" calcext:value-type="date">
            <text:p>2026-04-15 00:00:00</text:p>
          </table:table-cell>
          <table:table-cell table:style-name="ce56" office:value-type="date" office:date-value="2026-04-16" calcext:value-type="date">
            <text:p>2026-04-16 00:00:00</text:p>
          </table:table-cell>
          <table:table-cell table:style-name="ce56" office:value-type="date" office:date-value="2026-04-17" calcext:value-type="date">
            <text:p>2026-04-17 00:00:00</text:p>
          </table:table-cell>
          <table:table-cell table:style-name="ce56" office:value-type="date" office:date-value="2026-04-18" calcext:value-type="date">
            <text:p>2026-04-18 00:00:00</text:p>
          </table:table-cell>
          <table:table-cell table:style-name="ce56" office:value-type="date" office:date-value="2026-04-19" calcext:value-type="date">
            <text:p>2026-04-19 00:00:00</text:p>
          </table:table-cell>
          <table:table-cell table:style-name="ce57" office:value-type="string" calcext:value-type="string">
            <text:p>Total Result</text:p>
          </table:table-cell>
        </table:table-row>
        <table:table-row table:style-name="ro2">
          <table:table-cell table:style-name="ce20" office:value-type="string" calcext:value-type="string">
            <text:p>Producto A</text:p>
          </table:table-cell>
          <table:table-cell table:style-name="ce54"/>
          <table:table-cell table:style-name="ce31"/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4"/>
          <table:table-cell table:style-name="ce35" office:value-type="float" office:value="50" calcext:value-type="float">
            <text:p>50</text:p>
          </table:table-cell>
          <table:table-cell table:style-name="ce31" table:number-columns-repeated="3"/>
          <table:table-cell table:style-name="ce37"/>
          <table:table-cell table:style-name="ce44"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Producto B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4"/>
          <table:table-cell table:style-name="ce32" office:value-type="float" office:value="150" calcext:value-type="float">
            <text:p>150</text:p>
          </table:table-cell>
          <table:table-cell table:number-columns-repeated="3"/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string" calcext:value-type="string">
            <text:p>Producto C</text:p>
          </table:table-cell>
          <table:table-cell table:style-name="ce55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300" calcext:value-type="float">
            <text:p>300</text:p>
          </table:table-cell>
          <table:table-cell table:number-columns-repeated="2"/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string" calcext:value-type="string">
            <text:p>Producto D</text:p>
          </table:table-cell>
          <table:table-cell table:number-columns-repeated="6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 table:number-columns-repeated="4"/>
          <table:table-cell table:style-name="ce32" office:value-type="float" office:value="96" calcext:value-type="float">
            <text:p>96</text:p>
          </table:table-cell>
          <table:table-cell/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Producto E</text:p>
          </table:table-cell>
          <table:table-cell table:number-columns-repeated="7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2" office:value-type="float" office:value="216" calcext:value-type="float">
            <text:p>216</text:p>
          </table:table-cell>
          <table:table-cell table:number-columns-repeated="4"/>
          <table:table-cell table:style-name="ce39" office:value-type="float" office:value="216" calcext:value-type="float">
            <text:p>216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office:value-type="string" calcext:value-type="string">
            <text:p>Producto F</text:p>
          </table:table-cell>
          <table:table-cell table:style-name="ce27"/>
          <table:table-cell table:style-name="ce36" office:value-type="float" office:value="258" calcext:value-type="float">
            <text:p>258</text:p>
          </table:table-cell>
          <table:table-cell table:style-name="ce33" table:number-columns-repeated="50"/>
          <table:table-cell table:style-name="ce40"/>
          <table:table-cell table:style-name="ce46" office:value-type="float" office:value="258" calcext:value-type="float">
            <text:p>258</text:p>
          </table:table-cell>
        </table:table-row>
        <table:table-row table:style-name="ro2">
          <table:table-cell table:style-name="ce22" office:value-type="string" calcext:value-type="string">
            <text:p>Total Result</text:p>
          </table:table-cell>
          <table:table-cell table:style-name="ce28" office:value-type="float" office:value="300" calcext:value-type="float">
            <text:p>300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96" calcext:value-type="float">
            <text:p>96</text:p>
          </table:table-cell>
          <table:table-cell table:style-name="ce41" office:value-type="float" office:value="216" calcext:value-type="float">
            <text:p>216</text:p>
          </table:table-cell>
          <table:table-cell table:style-name="ce47" office:value-type="float" office:value="8878" calcext:value-type="float">
            <text:p>8878</text:p>
          </table:table-cell>
        </table:table-row>
      </table:table>
      <table:named-expressions/>
      <table:database-ranges>
        <table:database-range table:name="Table1" table:target-range-address="Ventas.A1:Ventas.F5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0" table:target-range-address="Ventas.A1:Ventas.F54" table:display-filter-buttons="true"/>
      </table:database-ranges>
      <table:data-pilot-tables>
        <table:data-pilot-table table:name="DataPilot1" table:application-data="" table:target-range-address="'Pivot Table_Ventas_1'.A1:'Pivot Table_Ventas_1'.BC9" table:buttons="'Pivot Table_Ventas_1'.A2 'Pivot Table_Ventas_1'.B1" table:show-filter-button="false" table:drill-down-on-double-click="false">
          <table:source-cell-range table:cell-range-address="Ventas.A1:Ventas.F54"/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022-05-23 14:00:00" table:display="true" table:show-details="true"/>
                <table:data-pilot-member table:name="2025-01-22 13:45:30" table:display="true" table:show-details="true"/>
                <table:data-pilot-member table:name="2025-03-13 00:30:00" table:display="true" table:show-details="true"/>
                <table:data-pilot-member table:name="2026-03-01 00:00:00" table:display="true" table:show-details="true"/>
                <table:data-pilot-member table:name="2026-03-02 00:00:00" table:display="true" table:show-details="true"/>
                <table:data-pilot-member table:name="2026-03-03 00:00:00" table:display="true" table:show-details="true"/>
                <table:data-pilot-member table:name="2026-03-04 00:00:00" table:display="true" table:show-details="true"/>
                <table:data-pilot-member table:name="2026-03-05 00:00:00" table:display="true" table:show-details="true"/>
                <table:data-pilot-member table:name="2026-03-06 00:00:00" table:display="true" table:show-details="true"/>
                <table:data-pilot-member table:name="2026-03-07 00:00:00" table:display="true" table:show-details="true"/>
                <table:data-pilot-member table:name="2026-03-08 00:00:00" table:display="true" table:show-details="true"/>
                <table:data-pilot-member table:name="2026-03-09 00:00:00" table:display="true" table:show-details="true"/>
                <table:data-pilot-member table:name="2026-03-10 00:00:00" table:display="true" table:show-details="true"/>
                <table:data-pilot-member table:name="2026-03-11 00:00:00" table:display="true" table:show-details="true"/>
                <table:data-pilot-member table:name="2026-03-12 00:00:00" table:display="true" table:show-details="true"/>
                <table:data-pilot-member table:name="2026-03-13 00:00:00" table:display="true" table:show-details="true"/>
                <table:data-pilot-member table:name="2026-03-14 00:00:00" table:display="true" table:show-details="true"/>
                <table:data-pilot-member table:name="2026-03-15 00:00:00" table:display="true" table:show-details="true"/>
                <table:data-pilot-member table:name="2026-03-16 00:00:00" table:display="true" table:show-details="true"/>
                <table:data-pilot-member table:name="2026-03-17 00:00:00" table:display="true" table:show-details="true"/>
                <table:data-pilot-member table:name="2026-03-18 00:00:00" table:display="true" table:show-details="true"/>
                <table:data-pilot-member table:name="2026-03-19 00:00:00" table:display="true" table:show-details="true"/>
                <table:data-pilot-member table:name="2026-03-20 00:00:00" table:display="true" table:show-details="true"/>
                <table:data-pilot-member table:name="2026-03-21 00:00:00" table:display="true" table:show-details="true"/>
                <table:data-pilot-member table:name="2026-03-22 00:00:00" table:display="true" table:show-details="true"/>
                <table:data-pilot-member table:name="2026-03-23 00:00:00" table:display="true" table:show-details="true"/>
                <table:data-pilot-member table:name="2026-03-24 00:00:00" table:display="true" table:show-details="true"/>
                <table:data-pilot-member table:name="2026-03-25 00:00:00" table:display="true" table:show-details="true"/>
                <table:data-pilot-member table:name="2026-03-26 00:00:00" table:display="true" table:show-details="true"/>
                <table:data-pilot-member table:name="2026-03-27 00:00:00" table:display="true" table:show-details="true"/>
                <table:data-pilot-member table:name="2026-03-28 00:00:00" table:display="true" table:show-details="true"/>
                <table:data-pilot-member table:name="2026-03-29 00:00:00" table:display="true" table:show-details="true"/>
                <table:data-pilot-member table:name="2026-03-30 00:00:00" table:display="true" table:show-details="true"/>
                <table:data-pilot-member table:name="2026-03-31 00:00:00" table:display="true" table:show-details="true"/>
                <table:data-pilot-member table:name="2026-04-01 00:00:00" table:display="true" table:show-details="true"/>
                <table:data-pilot-member table:name="2026-04-02 00:00:00" table:display="true" table:show-details="true"/>
                <table:data-pilot-member table:name="2026-04-03 00:00:00" table:display="true" table:show-details="true"/>
                <table:data-pilot-member table:name="2026-04-04 00:00:00" table:display="true" table:show-details="true"/>
                <table:data-pilot-member table:name="2026-04-05 00:00:00" table:display="true" table:show-details="true"/>
                <table:data-pilot-member table:name="2026-04-06 00:00:00" table:display="true" table:show-details="true"/>
                <table:data-pilot-member table:name="2026-04-07 00:00:00" table:display="true" table:show-details="true"/>
                <table:data-pilot-member table:name="2026-04-08 00:00:00" table:display="true" table:show-details="true"/>
                <table:data-pilot-member table:name="2026-04-09 00:00:00" table:display="true" table:show-details="true"/>
                <table:data-pilot-member table:name="2026-04-10 00:00:00" table:display="true" table:show-details="true"/>
                <table:data-pilot-member table:name="2026-04-11 00:00:00" table:display="true" table:show-details="true"/>
                <table:data-pilot-member table:name="2026-04-12 00:00:00" table:display="true" table:show-details="true"/>
                <table:data-pilot-member table:name="2026-04-13 00:00:00" table:display="true" table:show-details="true"/>
                <table:data-pilot-member table:name="2026-04-14 00:00:00" table:display="true" table:show-details="true"/>
                <table:data-pilot-member table:name="2026-04-15 00:00:00" table:display="true" table:show-details="true"/>
                <table:data-pilot-member table:name="2026-04-16 00:00:00" table:display="true" table:show-details="true"/>
                <table:data-pilot-member table:name="2026-04-17 00:00:00" table:display="true" table:show-details="true"/>
                <table:data-pilot-member table:name="2026-04-18 00:00:00" table:display="true" table:show-details="true"/>
                <table:data-pilot-member table:name="2026-04-19 00:00: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Producto A" table:display="true" table:show-details="true"/>
                <table:data-pilot-member table:name="Producto B" table:display="true" table:show-details="true"/>
                <table:data-pilot-member table:name="Producto C" table:display="true" table:show-details="true"/>
                <table:data-pilot-member table:name="Producto D" table:display="true" table:show-details="true"/>
                <table:data-pilot-member table:name="Producto E" table:display="true" table:show-details="true"/>
                <table:data-pilot-member table:name="Producto 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96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16" table:display="true" table:show-details="true"/>
                <table:data-pilot-member table:name="258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Ventas_2'.A1:'Pivot Table_Ventas_2'.B8" table:buttons="'Pivot Table_Ventas_2'.A1" table:show-filter-button="false" table:drill-down-on-double-click="false">
          <table:source-cell-range table:cell-range-address="Ventas.A1:Ventas.F5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Producto A" table:display="true" table:show-details="true"/>
                <table:data-pilot-member table:name="Producto B" table:display="true" table:show-details="true"/>
                <table:data-pilot-member table:name="Producto C" table:display="true" table:show-details="true"/>
                <table:data-pilot-member table:name="Producto D" table:display="true" table:show-details="true"/>
                <table:data-pilot-member table:name="Producto E" table:display="true" table:show-details="true"/>
                <table:data-pilot-member table:name="Producto 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96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16" table:display="true" table:show-details="true"/>
                <table:data-pilot-member table:name="258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Ventas_3'.A1:'Pivot Table_Ventas_3'.BC9" table:buttons="'Pivot Table_Ventas_3'.A2 'Pivot Table_Ventas_3'.B1" table:show-filter-button="false" table:drill-down-on-double-click="false">
          <table:source-cell-range table:cell-range-address="Ventas.A1:Ventas.F54"/>
          <table:data-pilot-field table:source-field-name="Cliente" table:orientation="column" table:used-hierarchy="0" table:function="auto">
            <table:data-pilot-level table:show-empty="false" calcext:repeat-item-labels="false">
              <table:data-pilot-members>
                <table:data-pilot-member table:name="Cliente 1" table:display="true" table:show-details="true"/>
                <table:data-pilot-member table:name="Cliente 10" table:display="true" table:show-details="true"/>
                <table:data-pilot-member table:name="Cliente 11" table:display="true" table:show-details="true"/>
                <table:data-pilot-member table:name="Cliente 12" table:display="true" table:show-details="true"/>
                <table:data-pilot-member table:name="Cliente 13" table:display="true" table:show-details="true"/>
                <table:data-pilot-member table:name="Cliente 14" table:display="true" table:show-details="true"/>
                <table:data-pilot-member table:name="Cliente 15" table:display="true" table:show-details="true"/>
                <table:data-pilot-member table:name="Cliente 16" table:display="true" table:show-details="true"/>
                <table:data-pilot-member table:name="Cliente 17" table:display="true" table:show-details="true"/>
                <table:data-pilot-member table:name="Cliente 18" table:display="true" table:show-details="true"/>
                <table:data-pilot-member table:name="Cliente 19" table:display="true" table:show-details="true"/>
                <table:data-pilot-member table:name="Cliente 2" table:display="true" table:show-details="true"/>
                <table:data-pilot-member table:name="Cliente 20" table:display="true" table:show-details="true"/>
                <table:data-pilot-member table:name="Cliente 21" table:display="true" table:show-details="true"/>
                <table:data-pilot-member table:name="Cliente 22" table:display="true" table:show-details="true"/>
                <table:data-pilot-member table:name="Cliente 23" table:display="true" table:show-details="true"/>
                <table:data-pilot-member table:name="Cliente 24" table:display="true" table:show-details="true"/>
                <table:data-pilot-member table:name="Cliente 25" table:display="true" table:show-details="true"/>
                <table:data-pilot-member table:name="Cliente 26" table:display="true" table:show-details="true"/>
                <table:data-pilot-member table:name="Cliente 27" table:display="true" table:show-details="true"/>
                <table:data-pilot-member table:name="Cliente 28" table:display="true" table:show-details="true"/>
                <table:data-pilot-member table:name="Cliente 29" table:display="true" table:show-details="true"/>
                <table:data-pilot-member table:name="Cliente 3" table:display="true" table:show-details="true"/>
                <table:data-pilot-member table:name="Cliente 30" table:display="true" table:show-details="true"/>
                <table:data-pilot-member table:name="Cliente 31" table:display="true" table:show-details="true"/>
                <table:data-pilot-member table:name="Cliente 32" table:display="true" table:show-details="true"/>
                <table:data-pilot-member table:name="Cliente 33" table:display="true" table:show-details="true"/>
                <table:data-pilot-member table:name="Cliente 34" table:display="true" table:show-details="true"/>
                <table:data-pilot-member table:name="Cliente 35" table:display="true" table:show-details="true"/>
                <table:data-pilot-member table:name="Cliente 36" table:display="true" table:show-details="true"/>
                <table:data-pilot-member table:name="Cliente 37" table:display="true" table:show-details="true"/>
                <table:data-pilot-member table:name="Cliente 38" table:display="true" table:show-details="true"/>
                <table:data-pilot-member table:name="Cliente 39" table:display="true" table:show-details="true"/>
                <table:data-pilot-member table:name="Cliente 4" table:display="true" table:show-details="true"/>
                <table:data-pilot-member table:name="Cliente 40" table:display="true" table:show-details="true"/>
                <table:data-pilot-member table:name="Cliente 41" table:display="true" table:show-details="true"/>
                <table:data-pilot-member table:name="Cliente 42" table:display="true" table:show-details="true"/>
                <table:data-pilot-member table:name="Cliente 43" table:display="true" table:show-details="true"/>
                <table:data-pilot-member table:name="Cliente 44" table:display="true" table:show-details="true"/>
                <table:data-pilot-member table:name="Cliente 45" table:display="true" table:show-details="true"/>
                <table:data-pilot-member table:name="Cliente 46" table:display="true" table:show-details="true"/>
                <table:data-pilot-member table:name="Cliente 47" table:display="true" table:show-details="true"/>
                <table:data-pilot-member table:name="Cliente 48" table:display="true" table:show-details="true"/>
                <table:data-pilot-member table:name="Cliente 49" table:display="true" table:show-details="true"/>
                <table:data-pilot-member table:name="Cliente 5" table:display="true" table:show-details="true"/>
                <table:data-pilot-member table:name="Cliente 50" table:display="true" table:show-details="true"/>
                <table:data-pilot-member table:name="Cliente 52" table:display="true" table:show-details="true"/>
                <table:data-pilot-member table:name="Cliente 53" table:display="true" table:show-details="true"/>
                <table:data-pilot-member table:name="Cliente 54" table:display="true" table:show-details="true"/>
                <table:data-pilot-member table:name="Cliente 6" table:display="true" table:show-details="true"/>
                <table:data-pilot-member table:name="Cliente 7" table:display="true" table:show-details="true"/>
                <table:data-pilot-member table:name="Cliente 8" table:display="true" table:show-details="true"/>
                <table:data-pilot-member table:name="Cliente 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Producto A" table:display="true" table:show-details="true"/>
                <table:data-pilot-member table:name="Producto B" table:display="true" table:show-details="true"/>
                <table:data-pilot-member table:name="Producto C" table:display="true" table:show-details="true"/>
                <table:data-pilot-member table:name="Producto D" table:display="true" table:show-details="true"/>
                <table:data-pilot-member table:name="Producto E" table:display="true" table:show-details="true"/>
                <table:data-pilot-member table:name="Producto 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43" table:display="true" table:show-details="true"/>
                <table:data-pilot-member table:name="50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Ventas_4'.A1:'Pivot Table_Ventas_4'.BC9" table:buttons="'Pivot Table_Ventas_4'.A2 'Pivot Table_Ventas_4'.B1" table:show-filter-button="false" table:drill-down-on-double-click="false">
          <table:source-cell-range table:cell-range-address="Ventas.A1:Ventas.F54"/>
          <table:data-pilot-field table:source-field-name="Cliente" table:orientation="column" table:used-hierarchy="0" table:function="auto">
            <table:data-pilot-level table:show-empty="false" calcext:repeat-item-labels="false">
              <table:data-pilot-members>
                <table:data-pilot-member table:name="Cliente 1" table:display="true" table:show-details="true"/>
                <table:data-pilot-member table:name="Cliente 10" table:display="true" table:show-details="true"/>
                <table:data-pilot-member table:name="Cliente 11" table:display="true" table:show-details="true"/>
                <table:data-pilot-member table:name="Cliente 12" table:display="true" table:show-details="true"/>
                <table:data-pilot-member table:name="Cliente 13" table:display="true" table:show-details="true"/>
                <table:data-pilot-member table:name="Cliente 14" table:display="true" table:show-details="true"/>
                <table:data-pilot-member table:name="Cliente 15" table:display="true" table:show-details="true"/>
                <table:data-pilot-member table:name="Cliente 16" table:display="true" table:show-details="true"/>
                <table:data-pilot-member table:name="Cliente 17" table:display="true" table:show-details="true"/>
                <table:data-pilot-member table:name="Cliente 18" table:display="true" table:show-details="true"/>
                <table:data-pilot-member table:name="Cliente 19" table:display="true" table:show-details="true"/>
                <table:data-pilot-member table:name="Cliente 2" table:display="true" table:show-details="true"/>
                <table:data-pilot-member table:name="Cliente 20" table:display="true" table:show-details="true"/>
                <table:data-pilot-member table:name="Cliente 21" table:display="true" table:show-details="true"/>
                <table:data-pilot-member table:name="Cliente 22" table:display="true" table:show-details="true"/>
                <table:data-pilot-member table:name="Cliente 23" table:display="true" table:show-details="true"/>
                <table:data-pilot-member table:name="Cliente 24" table:display="true" table:show-details="true"/>
                <table:data-pilot-member table:name="Cliente 25" table:display="true" table:show-details="true"/>
                <table:data-pilot-member table:name="Cliente 26" table:display="true" table:show-details="true"/>
                <table:data-pilot-member table:name="Cliente 27" table:display="true" table:show-details="true"/>
                <table:data-pilot-member table:name="Cliente 28" table:display="true" table:show-details="true"/>
                <table:data-pilot-member table:name="Cliente 29" table:display="true" table:show-details="true"/>
                <table:data-pilot-member table:name="Cliente 3" table:display="true" table:show-details="true"/>
                <table:data-pilot-member table:name="Cliente 30" table:display="true" table:show-details="true"/>
                <table:data-pilot-member table:name="Cliente 31" table:display="true" table:show-details="true"/>
                <table:data-pilot-member table:name="Cliente 32" table:display="true" table:show-details="true"/>
                <table:data-pilot-member table:name="Cliente 33" table:display="true" table:show-details="true"/>
                <table:data-pilot-member table:name="Cliente 34" table:display="true" table:show-details="true"/>
                <table:data-pilot-member table:name="Cliente 35" table:display="true" table:show-details="true"/>
                <table:data-pilot-member table:name="Cliente 36" table:display="true" table:show-details="true"/>
                <table:data-pilot-member table:name="Cliente 37" table:display="true" table:show-details="true"/>
                <table:data-pilot-member table:name="Cliente 38" table:display="true" table:show-details="true"/>
                <table:data-pilot-member table:name="Cliente 39" table:display="true" table:show-details="true"/>
                <table:data-pilot-member table:name="Cliente 4" table:display="true" table:show-details="true"/>
                <table:data-pilot-member table:name="Cliente 40" table:display="true" table:show-details="true"/>
                <table:data-pilot-member table:name="Cliente 41" table:display="true" table:show-details="true"/>
                <table:data-pilot-member table:name="Cliente 42" table:display="true" table:show-details="true"/>
                <table:data-pilot-member table:name="Cliente 43" table:display="true" table:show-details="true"/>
                <table:data-pilot-member table:name="Cliente 44" table:display="true" table:show-details="true"/>
                <table:data-pilot-member table:name="Cliente 45" table:display="true" table:show-details="true"/>
                <table:data-pilot-member table:name="Cliente 46" table:display="true" table:show-details="true"/>
                <table:data-pilot-member table:name="Cliente 47" table:display="true" table:show-details="true"/>
                <table:data-pilot-member table:name="Cliente 48" table:display="true" table:show-details="true"/>
                <table:data-pilot-member table:name="Cliente 49" table:display="true" table:show-details="true"/>
                <table:data-pilot-member table:name="Cliente 5" table:display="true" table:show-details="true"/>
                <table:data-pilot-member table:name="Cliente 50" table:display="true" table:show-details="true"/>
                <table:data-pilot-member table:name="Cliente 52" table:display="true" table:show-details="true"/>
                <table:data-pilot-member table:name="Cliente 53" table:display="true" table:show-details="true"/>
                <table:data-pilot-member table:name="Cliente 54" table:display="true" table:show-details="true"/>
                <table:data-pilot-member table:name="Cliente 6" table:display="true" table:show-details="true"/>
                <table:data-pilot-member table:name="Cliente 7" table:display="true" table:show-details="true"/>
                <table:data-pilot-member table:name="Cliente 8" table:display="true" table:show-details="true"/>
                <table:data-pilot-member table:name="Cliente 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Producto A" table:display="true" table:show-details="true"/>
                <table:data-pilot-member table:name="Producto B" table:display="true" table:show-details="true"/>
                <table:data-pilot-member table:name="Producto C" table:display="true" table:show-details="true"/>
                <table:data-pilot-member table:name="Producto D" table:display="true" table:show-details="true"/>
                <table:data-pilot-member table:name="Producto E" table:display="true" table:show-details="true"/>
                <table:data-pilot-member table:name="Producto 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96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16" table:display="true" table:show-details="true"/>
                <table:data-pilot-member table:name="258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 loext:blank-width-char=")1">- 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780373"/>
      <style:text-properties fo:color="#ffffd7">
        <loext:char-complex-color loext:theme-type="dark1" loext:color-type="theme"/>
      </style:text-properties>
    </style:style>
    <style:style style:name="Untitled2" style:family="table-cell" style:parent-style-name="Default">
      <style:table-cell-properties fo:background-color="#780373"/>
      <style:text-properties fo:color="#ffffd7">
        <loext:char-complex-color loext:theme-type="dark1" loext:color-type="theme"/>
      </style:text-properties>
    </style:style>
    <style:style style:name="Untitled3" style:family="table-cell" style:parent-style-name="Default">
      <style:table-cell-properties fo:background-color="#ff8000"/>
      <style:text-properties fo:color="#000000">
        <loext:char-complex-color loext:theme-type="dark1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 style:data-style-name="N2" text:time-value="18:10:05.28606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entas" style:display-name="PageStyle_Vent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8T23:59:40</meta:creation-date>
    <dc:date>2026-03-29T19:16:52.913863500</dc:date>
    <meta:generator>LibreOffice/26.2.2.2$Windows_X86_64 LibreOffice_project/1f77d10d6938fd34972958f64b2bcfa54f8b1ba5</meta:generator>
    <meta:editing-duration>PT2H34M55S</meta:editing-duration>
    <meta:editing-cycles>23</meta:editing-cycles>
    <meta:document-statistic meta:table-count="5" meta:cell-count="1047" meta:object-count="0"/>
    <meta:user-defined meta:name="AppVersion">12.0000</meta:user-defined>
  </office:meta>
</office:document-meta>
</file>